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60.4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1_li_ta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6" table:default-cell-style-name="Default"/>
        <table:table-row table:style-name="ro1">
          <table:table-cell office:value-type="string" calcext:value-type="string">
            <text:p>log_m</text:p>
          </table:table-cell>
          <table:table-cell office:value-type="string" calcext:value-type="string">
            <text:p>Tabulation</text:p>
          </table:table-cell>
          <table:table-cell office:value-type="string" calcext:value-type="string">
            <text:p>Multiply-shift</text:p>
          </table:table-cell>
          <table:table-cell table:number-columns-repeated="4"/>
          <table:table-cell office:value-type="string" calcext:value-type="string">
            <text:p>log(m)</text:p>
          </table:table-cell>
          <table:table-cell office:value-type="string" calcext:value-type="string">
            <text:p>Tabulation – min</text:p>
          </table:table-cell>
          <table:table-cell office:value-type="string" calcext:value-type="string">
            <text:p>Tabulation – average</text:p>
          </table:table-cell>
          <table:table-cell office:value-type="string" calcext:value-type="string">
            <text:p>Tabulation – median</text:p>
          </table:table-cell>
          <table:table-cell office:value-type="string" calcext:value-type="string">
            <text:p>Tabulation – last decile</text:p>
          </table:table-cell>
          <table:table-cell office:value-type="string" calcext:value-type="string">
            <text:p>Tabulation – max</text:p>
          </table:table-cell>
          <table:table-cell office:value-type="string" calcext:value-type="string">
            <text:p>Multiply-shift – min</text:p>
          </table:table-cell>
          <table:table-cell office:value-type="string" calcext:value-type="string">
            <text:p>Multiply-shift – average</text:p>
          </table:table-cell>
          <table:table-cell office:value-type="string" calcext:value-type="string">
            <text:p>Multiply-shift – median</text:p>
          </table:table-cell>
          <table:table-cell office:value-type="string" calcext:value-type="string">
            <text:p>Multiply-shift – last decile</text:p>
          </table:table-cell>
          <table:table-cell office:value-type="string" calcext:value-type="string">
            <text:p>Multiply-shift – max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.554855" calcext:value-type="float">
            <text:p>40.554855</text:p>
          </table:table-cell>
          <table:table-cell office:value-type="float" office:value="1.219187" calcext:value-type="float">
            <text:p>1.219187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matrix-columns-spanned="1" table:number-matrix-rows-spanned="1" table:formula="of:=MIN(IF([.$A$1:.$A$1048576]=[.$H2];[.$B$1:.$B$1048576]; &quot;&quot;))" office:value-type="float" office:value="24.116055" calcext:value-type="float">
            <text:p>24.116055</text:p>
          </table:table-cell>
          <table:table-cell table:formula="of:=AVERAGEIF([.$A$1:.$A$1048576];[.$H2];[.$B$1:.$B$1048576])" office:value-type="float" office:value="50.81622764" calcext:value-type="float">
            <text:p>50.81622764</text:p>
          </table:table-cell>
          <table:table-cell table:style-name="ce1" table:number-matrix-columns-spanned="1" table:number-matrix-rows-spanned="1" table:formula="of:=MEDIAN(IF([.$A$1:.$A$1048576]=[.$H2];[.$B$1:.$B$1048576]; &quot;&quot;))" office:value-type="float" office:value="42.6941315" calcext:value-type="float">
            <text:p>42.6941315</text:p>
          </table:table-cell>
          <table:table-cell table:number-matrix-columns-spanned="1" table:number-matrix-rows-spanned="1" table:formula="of:=PERCENTILE(IF([.$A$1:.$A$1048576]=[.$H2];[.$B$1:.$B$1048576]; &quot;&quot;); 0.9)" office:value-type="float" office:value="61.2797248" calcext:value-type="float">
            <text:p>61.2797248</text:p>
          </table:table-cell>
          <table:table-cell table:style-name="ce1" table:number-matrix-columns-spanned="1" table:number-matrix-rows-spanned="1" table:formula="of:=MAX(IF([.$A$1:.$A$1048576]=[.$H2];[.$B$1:.$B$1048576]; &quot;&quot;))" office:value-type="float" office:value="205.334717" calcext:value-type="float">
            <text:p>205.334717</text:p>
          </table:table-cell>
          <table:table-cell table:number-matrix-columns-spanned="1" table:number-matrix-rows-spanned="1" table:formula="of:=MIN(IF([.$A$1:.$A$1048576]=[.$H2];[.$C$1:.$C$1048576]; &quot;&quot;))" office:value-type="float" office:value="0" calcext:value-type="float">
            <text:p>0</text:p>
          </table:table-cell>
          <table:table-cell table:formula="of:=AVERAGEIF([.$A$1:.$A$1048576];[.$H2];[.$C$1:.$C$1048576])" office:value-type="float" office:value="4.23651934" calcext:value-type="float">
            <text:p>4.23651934</text:p>
          </table:table-cell>
          <table:table-cell table:style-name="ce1" table:number-matrix-columns-spanned="1" table:number-matrix-rows-spanned="1" table:formula="of:=MEDIAN(IF([.$A$1:.$A$1048576]=[.$H2];[.$C$1:.$C$1048576]; &quot;&quot;))" office:value-type="float" office:value="2.322319" calcext:value-type="float">
            <text:p>2.322319</text:p>
          </table:table-cell>
          <table:table-cell table:number-matrix-columns-spanned="1" table:number-matrix-rows-spanned="1" table:formula="of:=PERCENTILE(IF([.$A$1:.$A$1048576]=[.$H2];[.$C$1:.$C$1048576]; &quot;&quot;); 0.9)" office:value-type="float" office:value="9.557417" calcext:value-type="float">
            <text:p>9.557417</text:p>
          </table:table-cell>
          <table:table-cell table:style-name="ce1" table:number-matrix-columns-spanned="1" table:number-matrix-rows-spanned="1" table:formula="of:=MAX(IF([.$A$1:.$A$1048576]=[.$H2];[.$C$1:.$C$1048576]; &quot;&quot;))" office:value-type="float" office:value="31.026939" calcext:value-type="float">
            <text:p>31.0269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.101177" calcext:value-type="float">
            <text:p>35.101177</text:p>
          </table:table-cell>
          <table:table-cell office:value-type="float" office:value="3.120584" calcext:value-type="float">
            <text:p>3.120584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table:style-name="ce1" table:number-matrix-columns-spanned="1" table:number-matrix-rows-spanned="1" table:formula="of:=MIN(IF([.$A$1:.$A$1048576]=[.$H3];[.$B$1:.$B$1048576]; &quot;&quot;))" office:value-type="float" office:value="34.714046" calcext:value-type="float">
            <text:p>34.714046</text:p>
          </table:table-cell>
          <table:table-cell table:formula="of:=AVERAGEIF([.$A$1:.$A$1048576];[.$H3];[.$B$1:.$B$1048576])" office:value-type="float" office:value="49.06224432" calcext:value-type="float">
            <text:p>49.06224432</text:p>
          </table:table-cell>
          <table:table-cell table:style-name="ce1" table:number-matrix-columns-spanned="1" table:number-matrix-rows-spanned="1" table:formula="of:=MEDIAN(IF([.$A$1:.$A$1048576]=[.$H3];[.$B$1:.$B$1048576]; &quot;&quot;))" office:value-type="float" office:value="45.3779085" calcext:value-type="float">
            <text:p>45.3779085</text:p>
          </table:table-cell>
          <table:table-cell table:number-matrix-columns-spanned="1" table:number-matrix-rows-spanned="1" table:formula="of:=PERCENTILE(IF([.$A$1:.$A$1048576]=[.$H3];[.$B$1:.$B$1048576]; &quot;&quot;); 0.9)" office:value-type="float" office:value="59.0861737" calcext:value-type="float">
            <text:p>59.0861737</text:p>
          </table:table-cell>
          <table:table-cell table:style-name="ce1" table:number-matrix-columns-spanned="1" table:number-matrix-rows-spanned="1" table:formula="of:=MAX(IF([.$A$1:.$A$1048576]=[.$H3];[.$B$1:.$B$1048576]; &quot;&quot;))" office:value-type="float" office:value="150.648682" calcext:value-type="float">
            <text:p>150.648682</text:p>
          </table:table-cell>
          <table:table-cell table:number-matrix-columns-spanned="1" table:number-matrix-rows-spanned="1" table:formula="of:=MIN(IF([.$A$1:.$A$1048576]=[.$H3];[.$C$1:.$C$1048576]; &quot;&quot;))" office:value-type="float" office:value="0" calcext:value-type="float">
            <text:p>0</text:p>
          </table:table-cell>
          <table:table-cell table:formula="of:=AVERAGEIF([.$A$1:.$A$1048576];[.$H3];[.$C$1:.$C$1048576])" office:value-type="float" office:value="4.28731934" calcext:value-type="float">
            <text:p>4.28731934</text:p>
          </table:table-cell>
          <table:table-cell table:style-name="ce1" table:number-matrix-columns-spanned="1" table:number-matrix-rows-spanned="1" table:formula="of:=MEDIAN(IF([.$A$1:.$A$1048576]=[.$H3];[.$C$1:.$C$1048576]; &quot;&quot;))" office:value-type="float" office:value="2.102875" calcext:value-type="float">
            <text:p>2.102875</text:p>
          </table:table-cell>
          <table:table-cell table:number-matrix-columns-spanned="1" table:number-matrix-rows-spanned="1" table:formula="of:=PERCENTILE(IF([.$A$1:.$A$1048576]=[.$H3];[.$C$1:.$C$1048576]; &quot;&quot;); 0.9)" office:value-type="float" office:value="9.941298" calcext:value-type="float">
            <text:p>9.941298</text:p>
          </table:table-cell>
          <table:table-cell table:style-name="ce1" table:number-matrix-columns-spanned="1" table:number-matrix-rows-spanned="1" table:formula="of:=MAX(IF([.$A$1:.$A$1048576]=[.$H3];[.$C$1:.$C$1048576]; &quot;&quot;))" office:value-type="float" office:value="39.467052" calcext:value-type="float">
            <text:p>39.46705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.57555" calcext:value-type="float">
            <text:p>51.57555</text:p>
          </table:table-cell>
          <table:table-cell office:value-type="float" office:value="1.769084" calcext:value-type="float">
            <text:p>1.769084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table:style-name="ce1" table:number-matrix-columns-spanned="1" table:number-matrix-rows-spanned="1" table:formula="of:=MIN(IF([.$A$1:.$A$1048576]=[.$H4];[.$B$1:.$B$1048576]; &quot;&quot;))" office:value-type="float" office:value="34.798286" calcext:value-type="float">
            <text:p>34.798286</text:p>
          </table:table-cell>
          <table:table-cell table:formula="of:=AVERAGEIF([.$A$1:.$A$1048576];[.$H4];[.$B$1:.$B$1048576])" office:value-type="float" office:value="46.316224" calcext:value-type="float">
            <text:p>46.316224</text:p>
          </table:table-cell>
          <table:table-cell table:style-name="ce1" table:number-matrix-columns-spanned="1" table:number-matrix-rows-spanned="1" table:formula="of:=MEDIAN(IF([.$A$1:.$A$1048576]=[.$H4];[.$B$1:.$B$1048576]; &quot;&quot;))" office:value-type="float" office:value="44.8615345" calcext:value-type="float">
            <text:p>44.8615345</text:p>
          </table:table-cell>
          <table:table-cell table:number-matrix-columns-spanned="1" table:number-matrix-rows-spanned="1" table:formula="of:=PERCENTILE(IF([.$A$1:.$A$1048576]=[.$H4];[.$B$1:.$B$1048576]; &quot;&quot;); 0.9)" office:value-type="float" office:value="54.1774877" calcext:value-type="float">
            <text:p>54.1774877</text:p>
          </table:table-cell>
          <table:table-cell table:style-name="ce1" table:number-matrix-columns-spanned="1" table:number-matrix-rows-spanned="1" table:formula="of:=MAX(IF([.$A$1:.$A$1048576]=[.$H4];[.$B$1:.$B$1048576]; &quot;&quot;))" office:value-type="float" office:value="83.769691" calcext:value-type="float">
            <text:p>83.769691</text:p>
          </table:table-cell>
          <table:table-cell table:number-matrix-columns-spanned="1" table:number-matrix-rows-spanned="1" table:formula="of:=MIN(IF([.$A$1:.$A$1048576]=[.$H4];[.$C$1:.$C$1048576]; &quot;&quot;))" office:value-type="float" office:value="0" calcext:value-type="float">
            <text:p>0</text:p>
          </table:table-cell>
          <table:table-cell table:formula="of:=AVERAGEIF([.$A$1:.$A$1048576];[.$H4];[.$C$1:.$C$1048576])" office:value-type="float" office:value="5.10656548" calcext:value-type="float">
            <text:p>5.10656548</text:p>
          </table:table-cell>
          <table:table-cell table:style-name="ce1" table:number-matrix-columns-spanned="1" table:number-matrix-rows-spanned="1" table:formula="of:=MEDIAN(IF([.$A$1:.$A$1048576]=[.$H4];[.$C$1:.$C$1048576]; &quot;&quot;))" office:value-type="float" office:value="2.5989665" calcext:value-type="float">
            <text:p>2.5989665</text:p>
          </table:table-cell>
          <table:table-cell table:number-matrix-columns-spanned="1" table:number-matrix-rows-spanned="1" table:formula="of:=PERCENTILE(IF([.$A$1:.$A$1048576]=[.$H4];[.$C$1:.$C$1048576]; &quot;&quot;); 0.9)" office:value-type="float" office:value="8.5547261" calcext:value-type="float">
            <text:p>8.5547261</text:p>
          </table:table-cell>
          <table:table-cell table:style-name="ce1" table:number-matrix-columns-spanned="1" table:number-matrix-rows-spanned="1" table:formula="of:=MAX(IF([.$A$1:.$A$1048576]=[.$H4];[.$C$1:.$C$1048576]; &quot;&quot;))" office:value-type="float" office:value="62.968731" calcext:value-type="float">
            <text:p>62.9687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4.2929" calcext:value-type="float">
            <text:p>44.2929</text:p>
          </table:table-cell>
          <table:table-cell office:value-type="float" office:value="4.46412" calcext:value-type="float">
            <text:p>4.46412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style-name="ce1" table:number-matrix-columns-spanned="1" table:number-matrix-rows-spanned="1" table:formula="of:=MIN(IF([.$A$1:.$A$1048576]=[.$H5];[.$B$1:.$B$1048576]; &quot;&quot;))" office:value-type="float" office:value="38.457409" calcext:value-type="float">
            <text:p>38.457409</text:p>
          </table:table-cell>
          <table:table-cell table:formula="of:=AVERAGEIF([.$A$1:.$A$1048576];[.$H5];[.$B$1:.$B$1048576])" office:value-type="float" office:value="51.1664047" calcext:value-type="float">
            <text:p>51.1664047</text:p>
          </table:table-cell>
          <table:table-cell table:style-name="ce1" table:number-matrix-columns-spanned="1" table:number-matrix-rows-spanned="1" table:formula="of:=MEDIAN(IF([.$A$1:.$A$1048576]=[.$H5];[.$B$1:.$B$1048576]; &quot;&quot;))" office:value-type="float" office:value="47.5809825" calcext:value-type="float">
            <text:p>47.5809825</text:p>
          </table:table-cell>
          <table:table-cell table:number-matrix-columns-spanned="1" table:number-matrix-rows-spanned="1" table:formula="of:=PERCENTILE(IF([.$A$1:.$A$1048576]=[.$H5];[.$B$1:.$B$1048576]; &quot;&quot;); 0.9)" office:value-type="float" office:value="51.978965" calcext:value-type="float">
            <text:p>51.978965</text:p>
          </table:table-cell>
          <table:table-cell table:style-name="ce1" table:number-matrix-columns-spanned="1" table:number-matrix-rows-spanned="1" table:formula="of:=MAX(IF([.$A$1:.$A$1048576]=[.$H5];[.$B$1:.$B$1048576]; &quot;&quot;))" office:value-type="float" office:value="220.719635" calcext:value-type="float">
            <text:p>220.719635</text:p>
          </table:table-cell>
          <table:table-cell table:number-matrix-columns-spanned="1" table:number-matrix-rows-spanned="1" table:formula="of:=MIN(IF([.$A$1:.$A$1048576]=[.$H5];[.$C$1:.$C$1048576]; &quot;&quot;))" office:value-type="float" office:value="0" calcext:value-type="float">
            <text:p>0</text:p>
          </table:table-cell>
          <table:table-cell table:formula="of:=AVERAGEIF([.$A$1:.$A$1048576];[.$H5];[.$C$1:.$C$1048576])" office:value-type="float" office:value="8.96401576" calcext:value-type="float">
            <text:p>8.96401576</text:p>
          </table:table-cell>
          <table:table-cell table:style-name="ce1" table:number-matrix-columns-spanned="1" table:number-matrix-rows-spanned="1" table:formula="of:=MEDIAN(IF([.$A$1:.$A$1048576]=[.$H5];[.$C$1:.$C$1048576]; &quot;&quot;))" office:value-type="float" office:value="2.132122" calcext:value-type="float">
            <text:p>2.132122</text:p>
          </table:table-cell>
          <table:table-cell table:number-matrix-columns-spanned="1" table:number-matrix-rows-spanned="1" table:formula="of:=PERCENTILE(IF([.$A$1:.$A$1048576]=[.$H5];[.$C$1:.$C$1048576]; &quot;&quot;); 0.9)" office:value-type="float" office:value="7.6180704" calcext:value-type="float">
            <text:p>7.6180704</text:p>
          </table:table-cell>
          <table:table-cell table:style-name="ce1" table:number-matrix-columns-spanned="1" table:number-matrix-rows-spanned="1" table:formula="of:=MAX(IF([.$A$1:.$A$1048576]=[.$H5];[.$C$1:.$C$1048576]; &quot;&quot;))" office:value-type="float" office:value="162.053391" calcext:value-type="float">
            <text:p>162.05339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.212654" calcext:value-type="float">
            <text:p>50.212654</text:p>
          </table:table-cell>
          <table:table-cell office:value-type="float" office:value="4.789443" calcext:value-type="float">
            <text:p>4.789443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table:style-name="ce1" table:number-matrix-columns-spanned="1" table:number-matrix-rows-spanned="1" table:formula="of:=MIN(IF([.$A$1:.$A$1048576]=[.$H6];[.$B$1:.$B$1048576]; &quot;&quot;))" office:value-type="float" office:value="44.037125" calcext:value-type="float">
            <text:p>44.037125</text:p>
          </table:table-cell>
          <table:table-cell table:formula="of:=AVERAGEIF([.$A$1:.$A$1048576];[.$H6];[.$B$1:.$B$1048576])" office:value-type="float" office:value="57.00799732" calcext:value-type="float">
            <text:p>57.00799732</text:p>
          </table:table-cell>
          <table:table-cell table:style-name="ce1" table:number-matrix-columns-spanned="1" table:number-matrix-rows-spanned="1" table:formula="of:=MEDIAN(IF([.$A$1:.$A$1048576]=[.$H6];[.$B$1:.$B$1048576]; &quot;&quot;))" office:value-type="float" office:value="48.949455" calcext:value-type="float">
            <text:p>48.949455</text:p>
          </table:table-cell>
          <table:table-cell table:number-matrix-columns-spanned="1" table:number-matrix-rows-spanned="1" table:formula="of:=PERCENTILE(IF([.$A$1:.$A$1048576]=[.$H6];[.$B$1:.$B$1048576]; &quot;&quot;); 0.9)" office:value-type="float" office:value="61.482155" calcext:value-type="float">
            <text:p>61.482155</text:p>
          </table:table-cell>
          <table:table-cell table:style-name="ce1" table:number-matrix-columns-spanned="1" table:number-matrix-rows-spanned="1" table:formula="of:=MAX(IF([.$A$1:.$A$1048576]=[.$H6];[.$B$1:.$B$1048576]; &quot;&quot;))" office:value-type="float" office:value="360.855072" calcext:value-type="float">
            <text:p>360.855072</text:p>
          </table:table-cell>
          <table:table-cell table:number-matrix-columns-spanned="1" table:number-matrix-rows-spanned="1" table:formula="of:=MIN(IF([.$A$1:.$A$1048576]=[.$H6];[.$C$1:.$C$1048576]; &quot;&quot;))" office:value-type="float" office:value="0" calcext:value-type="float">
            <text:p>0</text:p>
          </table:table-cell>
          <table:table-cell table:formula="of:=AVERAGEIF([.$A$1:.$A$1048576];[.$H6];[.$C$1:.$C$1048576])" office:value-type="float" office:value="7.61271166" calcext:value-type="float">
            <text:p>7.61271166</text:p>
          </table:table-cell>
          <table:table-cell table:style-name="ce1" table:number-matrix-columns-spanned="1" table:number-matrix-rows-spanned="1" table:formula="of:=MEDIAN(IF([.$A$1:.$A$1048576]=[.$H6];[.$C$1:.$C$1048576]; &quot;&quot;))" office:value-type="float" office:value="2.0461325" calcext:value-type="float">
            <text:p>2.0461325</text:p>
          </table:table-cell>
          <table:table-cell table:number-matrix-columns-spanned="1" table:number-matrix-rows-spanned="1" table:formula="of:=PERCENTILE(IF([.$A$1:.$A$1048576]=[.$H6];[.$C$1:.$C$1048576]; &quot;&quot;); 0.9)" office:value-type="float" office:value="8.38863270000001" calcext:value-type="float">
            <text:p>8.3886327</text:p>
          </table:table-cell>
          <table:table-cell table:style-name="ce1" table:number-matrix-columns-spanned="1" table:number-matrix-rows-spanned="1" table:formula="of:=MAX(IF([.$A$1:.$A$1048576]=[.$H6];[.$C$1:.$C$1048576]; &quot;&quot;))" office:value-type="float" office:value="172.751892" calcext:value-type="float">
            <text:p>172.7518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5.536118" calcext:value-type="float">
            <text:p>125.536118</text:p>
          </table:table-cell>
          <table:table-cell office:value-type="float" office:value="0.345635" calcext:value-type="float">
            <text:p>0.345635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style-name="ce1" table:number-matrix-columns-spanned="1" table:number-matrix-rows-spanned="1" table:formula="of:=MIN(IF([.$A$1:.$A$1048576]=[.$H7];[.$B$1:.$B$1048576]; &quot;&quot;))" office:value-type="float" office:value="44.692581" calcext:value-type="float">
            <text:p>44.692581</text:p>
          </table:table-cell>
          <table:table-cell table:formula="of:=AVERAGEIF([.$A$1:.$A$1048576];[.$H7];[.$B$1:.$B$1048576])" office:value-type="float" office:value="50.43810624" calcext:value-type="float">
            <text:p>50.43810624</text:p>
          </table:table-cell>
          <table:table-cell table:style-name="ce1" table:number-matrix-columns-spanned="1" table:number-matrix-rows-spanned="1" table:formula="of:=MEDIAN(IF([.$A$1:.$A$1048576]=[.$H7];[.$B$1:.$B$1048576]; &quot;&quot;))" office:value-type="float" office:value="48.455328" calcext:value-type="float">
            <text:p>48.455328</text:p>
          </table:table-cell>
          <table:table-cell table:number-matrix-columns-spanned="1" table:number-matrix-rows-spanned="1" table:formula="of:=PERCENTILE(IF([.$A$1:.$A$1048576]=[.$H7];[.$B$1:.$B$1048576]; &quot;&quot;); 0.9)" office:value-type="float" office:value="61.3614986" calcext:value-type="float">
            <text:p>61.3614986</text:p>
          </table:table-cell>
          <table:table-cell table:style-name="ce1" table:number-matrix-columns-spanned="1" table:number-matrix-rows-spanned="1" table:formula="of:=MAX(IF([.$A$1:.$A$1048576]=[.$H7];[.$B$1:.$B$1048576]; &quot;&quot;))" office:value-type="float" office:value="64.141403" calcext:value-type="float">
            <text:p>64.141403</text:p>
          </table:table-cell>
          <table:table-cell table:number-matrix-columns-spanned="1" table:number-matrix-rows-spanned="1" table:formula="of:=MIN(IF([.$A$1:.$A$1048576]=[.$H7];[.$C$1:.$C$1048576]; &quot;&quot;))" office:value-type="float" office:value="0.319351" calcext:value-type="float">
            <text:p>0.319351</text:p>
          </table:table-cell>
          <table:table-cell table:formula="of:=AVERAGEIF([.$A$1:.$A$1048576];[.$H7];[.$C$1:.$C$1048576])" office:value-type="float" office:value="11.17213492" calcext:value-type="float">
            <text:p>11.17213492</text:p>
          </table:table-cell>
          <table:table-cell table:style-name="ce1" table:number-matrix-columns-spanned="1" table:number-matrix-rows-spanned="1" table:formula="of:=MEDIAN(IF([.$A$1:.$A$1048576]=[.$H7];[.$C$1:.$C$1048576]; &quot;&quot;))" office:value-type="float" office:value="2.66305" calcext:value-type="float">
            <text:p>2.66305</text:p>
          </table:table-cell>
          <table:table-cell table:number-matrix-columns-spanned="1" table:number-matrix-rows-spanned="1" table:formula="of:=PERCENTILE(IF([.$A$1:.$A$1048576]=[.$H7];[.$C$1:.$C$1048576]; &quot;&quot;); 0.9)" office:value-type="float" office:value="6.25245080000001" calcext:value-type="float">
            <text:p>6.2524508</text:p>
          </table:table-cell>
          <table:table-cell table:style-name="ce1" table:number-matrix-columns-spanned="1" table:number-matrix-rows-spanned="1" table:formula="of:=MAX(IF([.$A$1:.$A$1048576]=[.$H7];[.$C$1:.$C$1048576]; &quot;&quot;))" office:value-type="float" office:value="312.028778" calcext:value-type="float">
            <text:p>312.02877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6.65966" calcext:value-type="float">
            <text:p>86.65966</text:p>
          </table:table-cell>
          <table:table-cell office:value-type="float" office:value="2.377342" calcext:value-type="float">
            <text:p>2.377342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table:style-name="ce1" table:number-matrix-columns-spanned="1" table:number-matrix-rows-spanned="1" table:formula="of:=MIN(IF([.$A$1:.$A$1048576]=[.$H8];[.$B$1:.$B$1048576]; &quot;&quot;))" office:value-type="float" office:value="45.884018" calcext:value-type="float">
            <text:p>45.884018</text:p>
          </table:table-cell>
          <table:table-cell table:formula="of:=AVERAGEIF([.$A$1:.$A$1048576];[.$H8];[.$B$1:.$B$1048576])" office:value-type="float" office:value="49.68566174" calcext:value-type="float">
            <text:p>49.68566174</text:p>
          </table:table-cell>
          <table:table-cell table:style-name="ce1" table:number-matrix-columns-spanned="1" table:number-matrix-rows-spanned="1" table:formula="of:=MEDIAN(IF([.$A$1:.$A$1048576]=[.$H8];[.$B$1:.$B$1048576]; &quot;&quot;))" office:value-type="float" office:value="48.860407" calcext:value-type="float">
            <text:p>48.860407</text:p>
          </table:table-cell>
          <table:table-cell table:number-matrix-columns-spanned="1" table:number-matrix-rows-spanned="1" table:formula="of:=PERCENTILE(IF([.$A$1:.$A$1048576]=[.$H8];[.$B$1:.$B$1048576]; &quot;&quot;); 0.9)" office:value-type="float" office:value="53.4854019" calcext:value-type="float">
            <text:p>53.4854019</text:p>
          </table:table-cell>
          <table:table-cell table:style-name="ce1" table:number-matrix-columns-spanned="1" table:number-matrix-rows-spanned="1" table:formula="of:=MAX(IF([.$A$1:.$A$1048576]=[.$H8];[.$B$1:.$B$1048576]; &quot;&quot;))" office:value-type="float" office:value="61.769691" calcext:value-type="float">
            <text:p>61.769691</text:p>
          </table:table-cell>
          <table:table-cell table:number-matrix-columns-spanned="1" table:number-matrix-rows-spanned="1" table:formula="of:=MIN(IF([.$A$1:.$A$1048576]=[.$H8];[.$C$1:.$C$1048576]; &quot;&quot;))" office:value-type="float" office:value="0" calcext:value-type="float">
            <text:p>0</text:p>
          </table:table-cell>
          <table:table-cell table:formula="of:=AVERAGEIF([.$A$1:.$A$1048576];[.$H8];[.$C$1:.$C$1048576])" office:value-type="float" office:value="5.1581531" calcext:value-type="float">
            <text:p>5.1581531</text:p>
          </table:table-cell>
          <table:table-cell table:style-name="ce1" table:number-matrix-columns-spanned="1" table:number-matrix-rows-spanned="1" table:formula="of:=MEDIAN(IF([.$A$1:.$A$1048576]=[.$H8];[.$C$1:.$C$1048576]; &quot;&quot;))" office:value-type="float" office:value="2.813106" calcext:value-type="float">
            <text:p>2.813106</text:p>
          </table:table-cell>
          <table:table-cell table:number-matrix-columns-spanned="1" table:number-matrix-rows-spanned="1" table:formula="of:=PERCENTILE(IF([.$A$1:.$A$1048576]=[.$H8];[.$C$1:.$C$1048576]; &quot;&quot;); 0.9)" office:value-type="float" office:value="11.3933362" calcext:value-type="float">
            <text:p>11.3933362</text:p>
          </table:table-cell>
          <table:table-cell table:style-name="ce1" table:number-matrix-columns-spanned="1" table:number-matrix-rows-spanned="1" table:formula="of:=MAX(IF([.$A$1:.$A$1048576]=[.$H8];[.$C$1:.$C$1048576]; &quot;&quot;))" office:value-type="float" office:value="40.292545" calcext:value-type="float">
            <text:p>40.2925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.142944" calcext:value-type="float">
            <text:p>50.142944</text:p>
          </table:table-cell>
          <table:table-cell office:value-type="float" office:value="1.77862" calcext:value-type="float">
            <text:p>1.77862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table:style-name="ce1" table:number-matrix-columns-spanned="1" table:number-matrix-rows-spanned="1" table:formula="of:=MIN(IF([.$A$1:.$A$1048576]=[.$H9];[.$B$1:.$B$1048576]; &quot;&quot;))" office:value-type="float" office:value="46.662376" calcext:value-type="float">
            <text:p>46.662376</text:p>
          </table:table-cell>
          <table:table-cell table:formula="of:=AVERAGEIF([.$A$1:.$A$1048576];[.$H9];[.$B$1:.$B$1048576])" office:value-type="float" office:value="51.15201706" calcext:value-type="float">
            <text:p>51.15201706</text:p>
          </table:table-cell>
          <table:table-cell table:style-name="ce1" table:number-matrix-columns-spanned="1" table:number-matrix-rows-spanned="1" table:formula="of:=MEDIAN(IF([.$A$1:.$A$1048576]=[.$H9];[.$B$1:.$B$1048576]; &quot;&quot;))" office:value-type="float" office:value="49.4210315" calcext:value-type="float">
            <text:p>49.4210315</text:p>
          </table:table-cell>
          <table:table-cell table:number-matrix-columns-spanned="1" table:number-matrix-rows-spanned="1" table:formula="of:=PERCENTILE(IF([.$A$1:.$A$1048576]=[.$H9];[.$B$1:.$B$1048576]; &quot;&quot;); 0.9)" office:value-type="float" office:value="52.2922751" calcext:value-type="float">
            <text:p>52.2922751</text:p>
          </table:table-cell>
          <table:table-cell table:style-name="ce1" table:number-matrix-columns-spanned="1" table:number-matrix-rows-spanned="1" table:formula="of:=MAX(IF([.$A$1:.$A$1048576]=[.$H9];[.$B$1:.$B$1048576]; &quot;&quot;))" office:value-type="float" office:value="80.911186" calcext:value-type="float">
            <text:p>80.911186</text:p>
          </table:table-cell>
          <table:table-cell table:number-matrix-columns-spanned="1" table:number-matrix-rows-spanned="1" table:formula="of:=MIN(IF([.$A$1:.$A$1048576]=[.$H9];[.$C$1:.$C$1048576]; &quot;&quot;))" office:value-type="float" office:value="0" calcext:value-type="float">
            <text:p>0</text:p>
          </table:table-cell>
          <table:table-cell table:formula="of:=AVERAGEIF([.$A$1:.$A$1048576];[.$H9];[.$C$1:.$C$1048576])" office:value-type="float" office:value="25.4743561" calcext:value-type="float">
            <text:p>25.4743561</text:p>
          </table:table-cell>
          <table:table-cell table:style-name="ce1" table:number-matrix-columns-spanned="1" table:number-matrix-rows-spanned="1" table:formula="of:=MEDIAN(IF([.$A$1:.$A$1048576]=[.$H9];[.$C$1:.$C$1048576]; &quot;&quot;))" office:value-type="float" office:value="2.7339795" calcext:value-type="float">
            <text:p>2.7339795</text:p>
          </table:table-cell>
          <table:table-cell table:number-matrix-columns-spanned="1" table:number-matrix-rows-spanned="1" table:formula="of:=PERCENTILE(IF([.$A$1:.$A$1048576]=[.$H9];[.$C$1:.$C$1048576]; &quot;&quot;); 0.9)" office:value-type="float" office:value="13.5561159" calcext:value-type="float">
            <text:p>13.5561159</text:p>
          </table:table-cell>
          <table:table-cell table:style-name="ce1" table:number-matrix-columns-spanned="1" table:number-matrix-rows-spanned="1" table:formula="of:=MAX(IF([.$A$1:.$A$1048576]=[.$H9];[.$C$1:.$C$1048576]; &quot;&quot;))" office:value-type="float" office:value="862.593689" calcext:value-type="float">
            <text:p>862.5936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.269108" calcext:value-type="float">
            <text:p>40.269108</text:p>
          </table:table-cell>
          <table:table-cell office:value-type="float" office:value="2.725695" calcext:value-type="float">
            <text:p>2.725695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table:style-name="ce1" table:number-matrix-columns-spanned="1" table:number-matrix-rows-spanned="1" table:formula="of:=MIN(IF([.$A$1:.$A$1048576]=[.$H10];[.$B$1:.$B$1048576]; &quot;&quot;))" office:value-type="float" office:value="46.935844" calcext:value-type="float">
            <text:p>46.935844</text:p>
          </table:table-cell>
          <table:table-cell table:formula="of:=AVERAGEIF([.$A$1:.$A$1048576];[.$H10];[.$B$1:.$B$1048576])" office:value-type="float" office:value="49.97619692" calcext:value-type="float">
            <text:p>49.97619692</text:p>
          </table:table-cell>
          <table:table-cell table:style-name="ce1" table:number-matrix-columns-spanned="1" table:number-matrix-rows-spanned="1" table:formula="of:=MEDIAN(IF([.$A$1:.$A$1048576]=[.$H10];[.$B$1:.$B$1048576]; &quot;&quot;))" office:value-type="float" office:value="49.4930095" calcext:value-type="float">
            <text:p>49.4930095</text:p>
          </table:table-cell>
          <table:table-cell table:number-matrix-columns-spanned="1" table:number-matrix-rows-spanned="1" table:formula="of:=PERCENTILE(IF([.$A$1:.$A$1048576]=[.$H10];[.$B$1:.$B$1048576]; &quot;&quot;); 0.9)" office:value-type="float" office:value="51.8619694" calcext:value-type="float">
            <text:p>51.8619694</text:p>
          </table:table-cell>
          <table:table-cell table:style-name="ce1" table:number-matrix-columns-spanned="1" table:number-matrix-rows-spanned="1" table:formula="of:=MAX(IF([.$A$1:.$A$1048576]=[.$H10];[.$B$1:.$B$1048576]; &quot;&quot;))" office:value-type="float" office:value="55.163269" calcext:value-type="float">
            <text:p>55.163269</text:p>
          </table:table-cell>
          <table:table-cell table:number-matrix-columns-spanned="1" table:number-matrix-rows-spanned="1" table:formula="of:=MIN(IF([.$A$1:.$A$1048576]=[.$H10];[.$C$1:.$C$1048576]; &quot;&quot;))" office:value-type="float" office:value="0" calcext:value-type="float">
            <text:p>0</text:p>
          </table:table-cell>
          <table:table-cell table:formula="of:=AVERAGEIF([.$A$1:.$A$1048576];[.$H10];[.$C$1:.$C$1048576])" office:value-type="float" office:value="15.75494288" calcext:value-type="float">
            <text:p>15.75494288</text:p>
          </table:table-cell>
          <table:table-cell table:style-name="ce1" table:number-matrix-columns-spanned="1" table:number-matrix-rows-spanned="1" table:formula="of:=MEDIAN(IF([.$A$1:.$A$1048576]=[.$H10];[.$C$1:.$C$1048576]; &quot;&quot;))" office:value-type="float" office:value="2.0554885" calcext:value-type="float">
            <text:p>2.0554885</text:p>
          </table:table-cell>
          <table:table-cell table:number-matrix-columns-spanned="1" table:number-matrix-rows-spanned="1" table:formula="of:=PERCENTILE(IF([.$A$1:.$A$1048576]=[.$H10];[.$C$1:.$C$1048576]; &quot;&quot;); 0.9)" office:value-type="float" office:value="13.8791767" calcext:value-type="float">
            <text:p>13.8791767</text:p>
          </table:table-cell>
          <table:table-cell table:style-name="ce1" table:number-matrix-columns-spanned="1" table:number-matrix-rows-spanned="1" table:formula="of:=MAX(IF([.$A$1:.$A$1048576]=[.$H10];[.$C$1:.$C$1048576]; &quot;&quot;))" office:value-type="float" office:value="340.466858" calcext:value-type="float">
            <text:p>340.4668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.720261" calcext:value-type="float">
            <text:p>51.720261</text:p>
          </table:table-cell>
          <table:table-cell office:value-type="float" office:value="0.423449" calcext:value-type="float">
            <text:p>0.423449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8.599533" calcext:value-type="float">
            <text:p>38.599533</text:p>
          </table:table-cell>
          <table:table-cell office:value-type="float" office:value="9.294474" calcext:value-type="float">
            <text:p>9.294474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9.63496" calcext:value-type="float">
            <text:p>49.63496</text:p>
          </table:table-cell>
          <table:table-cell office:value-type="float" office:value="4.312306" calcext:value-type="float">
            <text:p>4.312306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7.453728" calcext:value-type="float">
            <text:p>37.453728</text:p>
          </table:table-cell>
          <table:table-cell office:value-type="float" office:value="0.473943" calcext:value-type="float">
            <text:p>0.473943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.890812" calcext:value-type="float">
            <text:p>41.890812</text:p>
          </table:table-cell>
          <table:table-cell office:value-type="float" office:value="4.971487" calcext:value-type="float">
            <text:p>4.971487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3.865253" calcext:value-type="float">
            <text:p>43.865253</text:p>
          </table:table-cell>
          <table:table-cell office:value-type="float" office:value="1.655414" calcext:value-type="float">
            <text:p>1.655414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8.391788" calcext:value-type="float">
            <text:p>38.391788</text:p>
          </table:table-cell>
          <table:table-cell office:value-type="float" office:value="2.847375" calcext:value-type="float">
            <text:p>2.847375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2.090546" calcext:value-type="float">
            <text:p>42.090546</text:p>
          </table:table-cell>
          <table:table-cell office:value-type="float" office:value="4.096887" calcext:value-type="float">
            <text:p>4.096887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2.888954" calcext:value-type="float">
            <text:p>92.888954</text:p>
          </table:table-cell>
          <table:table-cell office:value-type="float" office:value="4.420493" calcext:value-type="float">
            <text:p>4.420493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8.459732" calcext:value-type="float">
            <text:p>58.459732</text:p>
          </table:table-cell>
          <table:table-cell office:value-type="float" office:value="1.492109" calcext:value-type="float">
            <text:p>1.492109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4.182713" calcext:value-type="float">
            <text:p>44.182713</text:p>
          </table:table-cell>
          <table:table-cell office:value-type="float" office:value="2.267296" calcext:value-type="float">
            <text:p>2.267296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9.731941" calcext:value-type="float">
            <text:p>39.731941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.768845" calcext:value-type="float">
            <text:p>34.768845</text:p>
          </table:table-cell>
          <table:table-cell office:value-type="float" office:value="4.052639" calcext:value-type="float">
            <text:p>4.052639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9.078529" calcext:value-type="float">
            <text:p>39.078529</text:p>
          </table:table-cell>
          <table:table-cell office:value-type="float" office:value="2.822724" calcext:value-type="float">
            <text:p>2.822724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2.231918" calcext:value-type="float">
            <text:p>42.231918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.323036" calcext:value-type="float">
            <text:p>50.323036</text:p>
          </table:table-cell>
          <table:table-cell office:value-type="float" office:value="3.328279" calcext:value-type="float">
            <text:p>3.328279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.635723" calcext:value-type="float">
            <text:p>35.635723</text:p>
          </table:table-cell>
          <table:table-cell office:value-type="float" office:value="1.536118" calcext:value-type="float">
            <text:p>1.536118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8.329517" calcext:value-type="float">
            <text:p>38.329517</text:p>
          </table:table-cell>
          <table:table-cell office:value-type="float" office:value="1.035951" calcext:value-type="float">
            <text:p>1.035951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.116055" calcext:value-type="float">
            <text:p>24.116055</text:p>
          </table:table-cell>
          <table:table-cell office:value-type="float" office:value="1.761884" calcext:value-type="float">
            <text:p>1.761884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.013016" calcext:value-type="float">
            <text:p>40.013016</text:p>
          </table:table-cell>
          <table:table-cell office:value-type="float" office:value="16.374195" calcext:value-type="float">
            <text:p>16.374195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7.504887" calcext:value-type="float">
            <text:p>47.504887</text:p>
          </table:table-cell>
          <table:table-cell office:value-type="float" office:value="9.529586" calcext:value-type="float">
            <text:p>9.529586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8.573738" calcext:value-type="float">
            <text:p>38.573738</text:p>
          </table:table-cell>
          <table:table-cell office:value-type="float" office:value="0.656082" calcext:value-type="float">
            <text:p>0.656082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.473038" calcext:value-type="float">
            <text:p>45.473038</text:p>
          </table:table-cell>
          <table:table-cell office:value-type="float" office:value="0.866114" calcext:value-type="float">
            <text:p>0.866114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3.689316" calcext:value-type="float">
            <text:p>53.689316</text:p>
          </table:table-cell>
          <table:table-cell office:value-type="float" office:value="1.863825" calcext:value-type="float">
            <text:p>1.863825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5.129261" calcext:value-type="float">
            <text:p>55.129261</text:p>
          </table:table-cell>
          <table:table-cell office:value-type="float" office:value="4.843084" calcext:value-type="float">
            <text:p>4.843084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3.38063" calcext:value-type="float">
            <text:p>43.38063</text:p>
          </table:table-cell>
          <table:table-cell office:value-type="float" office:value="0.743003" calcext:value-type="float">
            <text:p>0.743003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3.369713" calcext:value-type="float">
            <text:p>33.369713</text:p>
          </table:table-cell>
          <table:table-cell office:value-type="float" office:value="2.110189" calcext:value-type="float">
            <text:p>2.110189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.748581" calcext:value-type="float">
            <text:p>40.748581</text:p>
          </table:table-cell>
          <table:table-cell office:value-type="float" office:value="1.657226" calcext:value-type="float">
            <text:p>1.657226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.023556" calcext:value-type="float">
            <text:p>51.023556</text:p>
          </table:table-cell>
          <table:table-cell office:value-type="float" office:value="4.043056" calcext:value-type="float">
            <text:p>4.043056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3.156345" calcext:value-type="float">
            <text:p>43.156345</text:p>
          </table:table-cell>
          <table:table-cell office:value-type="float" office:value="18.062462" calcext:value-type="float">
            <text:p>18.062462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8.381298" calcext:value-type="float">
            <text:p>38.381298</text:p>
          </table:table-cell>
          <table:table-cell office:value-type="float" office:value="3.333572" calcext:value-type="float">
            <text:p>3.333572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2.569302" calcext:value-type="float">
            <text:p>52.569302</text:p>
          </table:table-cell>
          <table:table-cell office:value-type="float" office:value="31.026939" calcext:value-type="float">
            <text:p>31.026939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.835312" calcext:value-type="float">
            <text:p>29.835312</text:p>
          </table:table-cell>
          <table:table-cell office:value-type="float" office:value="1.622181" calcext:value-type="float">
            <text:p>1.622181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9.830879" calcext:value-type="float">
            <text:p>39.830879</text:p>
          </table:table-cell>
          <table:table-cell office:value-type="float" office:value="2.726458" calcext:value-type="float">
            <text:p>2.726458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7.86454" calcext:value-type="float">
            <text:p>47.86454</text:p>
          </table:table-cell>
          <table:table-cell office:value-type="float" office:value="15.821961" calcext:value-type="float">
            <text:p>15.821961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.073811" calcext:value-type="float">
            <text:p>40.073811</text:p>
          </table:table-cell>
          <table:table-cell office:value-type="float" office:value="9.163591" calcext:value-type="float">
            <text:p>9.163591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5.334717" calcext:value-type="float">
            <text:p>205.334717</text:p>
          </table:table-cell>
          <table:table-cell office:value-type="float" office:value="2.015401" calcext:value-type="float">
            <text:p>2.015401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8.875603" calcext:value-type="float">
            <text:p>38.875603</text:p>
          </table:table-cell>
          <table:table-cell office:value-type="float" office:value="0.981691" calcext:value-type="float">
            <text:p>0.981691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3.703903" calcext:value-type="float">
            <text:p>33.703903</text:p>
          </table:table-cell>
          <table:table-cell office:value-type="float" office:value="0.888571" calcext:value-type="float">
            <text:p>0.888571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2.053642" calcext:value-type="float">
            <text:p>102.053642</text:p>
          </table:table-cell>
          <table:table-cell office:value-type="float" office:value="9.807896" calcext:value-type="float">
            <text:p>9.807896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2.487484" calcext:value-type="float">
            <text:p>52.487484</text:p>
          </table:table-cell>
          <table:table-cell office:value-type="float" office:value="0.306346" calcext:value-type="float">
            <text:p>0.306346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1.555264" calcext:value-type="float">
            <text:p>41.555264</text:p>
          </table:table-cell>
          <table:table-cell office:value-type="float" office:value="1.242323" calcext:value-type="float">
            <text:p>1.242323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.248333" calcext:value-type="float">
            <text:p>42.248333</text:p>
          </table:table-cell>
          <table:table-cell office:value-type="float" office:value="0.407138" calcext:value-type="float">
            <text:p>0.407138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4.865749" calcext:value-type="float">
            <text:p>44.865749</text:p>
          </table:table-cell>
          <table:table-cell office:value-type="float" office:value="1.307243" calcext:value-type="float">
            <text:p>1.307243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5.886635" calcext:value-type="float">
            <text:p>55.886635</text:p>
          </table:table-cell>
          <table:table-cell office:value-type="float" office:value="2.756652" calcext:value-type="float">
            <text:p>2.756652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9.927734" calcext:value-type="float">
            <text:p>79.927734</text:p>
          </table:table-cell>
          <table:table-cell office:value-type="float" office:value="0.368158" calcext:value-type="float">
            <text:p>0.368158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7.22213" calcext:value-type="float">
            <text:p>47.22213</text:p>
          </table:table-cell>
          <table:table-cell office:value-type="float" office:value="0.526821" calcext:value-type="float">
            <text:p>0.526821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1.945499" calcext:value-type="float">
            <text:p>41.945499</text:p>
          </table:table-cell>
          <table:table-cell office:value-type="float" office:value="5.009561" calcext:value-type="float">
            <text:p>5.009561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5.740772" calcext:value-type="float">
            <text:p>45.740772</text:p>
          </table:table-cell>
          <table:table-cell office:value-type="float" office:value="1.035667" calcext:value-type="float">
            <text:p>1.035667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4.714046" calcext:value-type="float">
            <text:p>34.714046</text:p>
          </table:table-cell>
          <table:table-cell office:value-type="float" office:value="2.102303" calcext:value-type="float">
            <text:p>2.102303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6.898342" calcext:value-type="float">
            <text:p>46.898342</text:p>
          </table:table-cell>
          <table:table-cell office:value-type="float" office:value="2.685605" calcext:value-type="float">
            <text:p>2.685605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8.035835" calcext:value-type="float">
            <text:p>48.035835</text:p>
          </table:table-cell>
          <table:table-cell office:value-type="float" office:value="8.134227" calcext:value-type="float">
            <text:p>8.134227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5.608646" calcext:value-type="float">
            <text:p>45.608646</text:p>
          </table:table-cell>
          <table:table-cell office:value-type="float" office:value="0.973536" calcext:value-type="float">
            <text:p>0.973536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5.306934" calcext:value-type="float">
            <text:p>45.306934</text:p>
          </table:table-cell>
          <table:table-cell office:value-type="float" office:value="11.167533" calcext:value-type="float">
            <text:p>11.167533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.375523" calcext:value-type="float">
            <text:p>40.375523</text:p>
          </table:table-cell>
          <table:table-cell office:value-type="float" office:value="2.103447" calcext:value-type="float">
            <text:p>2.103447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2.077961" calcext:value-type="float">
            <text:p>62.077961</text:p>
          </table:table-cell>
          <table:table-cell office:value-type="float" office:value="18.786358" calcext:value-type="float">
            <text:p>18.786358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.204678" calcext:value-type="float">
            <text:p>40.204678</text:p>
          </table:table-cell>
          <table:table-cell office:value-type="float" office:value="1.451626" calcext:value-type="float">
            <text:p>1.451626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5.827888" calcext:value-type="float">
            <text:p>45.827888</text:p>
          </table:table-cell>
          <table:table-cell office:value-type="float" office:value="0.586925" calcext:value-type="float">
            <text:p>0.586925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0.648682" calcext:value-type="float">
            <text:p>150.648682</text:p>
          </table:table-cell>
          <table:table-cell office:value-type="float" office:value="1.880555" calcext:value-type="float">
            <text:p>1.880555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8.51104" calcext:value-type="float">
            <text:p>38.51104</text:p>
          </table:table-cell>
          <table:table-cell office:value-type="float" office:value="39.467052" calcext:value-type="float">
            <text:p>39.467052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1.808529" calcext:value-type="float">
            <text:p>41.808529</text:p>
          </table:table-cell>
          <table:table-cell office:value-type="float" office:value="4.217576" calcext:value-type="float">
            <text:p>4.217576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2.43589" calcext:value-type="float">
            <text:p>52.43589</text:p>
          </table:table-cell>
          <table:table-cell office:value-type="float" office:value="0.928786" calcext:value-type="float">
            <text:p>0.928786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1.72921" calcext:value-type="float">
            <text:p>51.72921</text:p>
          </table:table-cell>
          <table:table-cell office:value-type="float" office:value="5.802165" calcext:value-type="float">
            <text:p>5.802165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5.174541" calcext:value-type="float">
            <text:p>45.174541</text:p>
          </table:table-cell>
          <table:table-cell office:value-type="float" office:value="8.930884" calcext:value-type="float">
            <text:p>8.930884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5.883724" calcext:value-type="float">
            <text:p>35.883724</text:p>
          </table:table-cell>
          <table:table-cell office:value-type="float" office:value="1.445046" calcext:value-type="float">
            <text:p>1.445046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9.576008" calcext:value-type="float">
            <text:p>39.576008</text:p>
          </table:table-cell>
          <table:table-cell office:value-type="float" office:value="6.520957" calcext:value-type="float">
            <text:p>6.520957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9.108383" calcext:value-type="float">
            <text:p>59.108383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6.629982" calcext:value-type="float">
            <text:p>56.629982</text:p>
          </table:table-cell>
          <table:table-cell office:value-type="float" office:value="5.299995" calcext:value-type="float">
            <text:p>5.299995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1.446785" calcext:value-type="float">
            <text:p>41.446785</text:p>
          </table:table-cell>
          <table:table-cell office:value-type="float" office:value="3.601445" calcext:value-type="float">
            <text:p>3.601445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9.466885" calcext:value-type="float">
            <text:p>49.466885</text:p>
          </table:table-cell>
          <table:table-cell office:value-type="float" office:value="3.626693" calcext:value-type="float">
            <text:p>3.626693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5.627621" calcext:value-type="float">
            <text:p>55.627621</text:p>
          </table:table-cell>
          <table:table-cell office:value-type="float" office:value="3.913694" calcext:value-type="float">
            <text:p>3.913694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.467361" calcext:value-type="float">
            <text:p>40.467361</text:p>
          </table:table-cell>
          <table:table-cell office:value-type="float" office:value="0.019407" calcext:value-type="float">
            <text:p>0.019407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.807339" calcext:value-type="float">
            <text:p>40.807339</text:p>
          </table:table-cell>
          <table:table-cell office:value-type="float" office:value="0.512231" calcext:value-type="float">
            <text:p>0.512231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3.674923" calcext:value-type="float">
            <text:p>43.674923</text:p>
          </table:table-cell>
          <table:table-cell office:value-type="float" office:value="1.765711" calcext:value-type="float">
            <text:p>1.765711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3.532997" calcext:value-type="float">
            <text:p>63.532997</text:p>
          </table:table-cell>
          <table:table-cell office:value-type="float" office:value="1.294392" calcext:value-type="float">
            <text:p>1.294392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9.497353" calcext:value-type="float">
            <text:p>39.497353</text:p>
          </table:table-cell>
          <table:table-cell office:value-type="float" office:value="0.569831" calcext:value-type="float">
            <text:p>0.569831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5.319473" calcext:value-type="float">
            <text:p>55.319473</text:p>
          </table:table-cell>
          <table:table-cell office:value-type="float" office:value="5.901369" calcext:value-type="float">
            <text:p>5.901369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.358501" calcext:value-type="float">
            <text:p>40.358501</text:p>
          </table:table-cell>
          <table:table-cell office:value-type="float" office:value="0.963714" calcext:value-type="float">
            <text:p>0.963714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8.56237" calcext:value-type="float">
            <text:p>38.56237</text:p>
          </table:table-cell>
          <table:table-cell office:value-type="float" office:value="1.958778" calcext:value-type="float">
            <text:p>1.958778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4.336735" calcext:value-type="float">
            <text:p>44.336735</text:p>
          </table:table-cell>
          <table:table-cell office:value-type="float" office:value="0.94321" calcext:value-type="float">
            <text:p>0.94321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1.306576" calcext:value-type="float">
            <text:p>41.306576</text:p>
          </table:table-cell>
          <table:table-cell office:value-type="float" office:value="4.444235" calcext:value-type="float">
            <text:p>4.444235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8.836998" calcext:value-type="float">
            <text:p>58.836998</text:p>
          </table:table-cell>
          <table:table-cell office:value-type="float" office:value="4.589572" calcext:value-type="float">
            <text:p>4.589572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9.083706" calcext:value-type="float">
            <text:p>59.083706</text:p>
          </table:table-cell>
          <table:table-cell office:value-type="float" office:value="2.219841" calcext:value-type="float">
            <text:p>2.219841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.892689" calcext:value-type="float">
            <text:p>42.892689</text:p>
          </table:table-cell>
          <table:table-cell office:value-type="float" office:value="3.350896" calcext:value-type="float">
            <text:p>3.350896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.629482" calcext:value-type="float">
            <text:p>50.629482</text:p>
          </table:table-cell>
          <table:table-cell office:value-type="float" office:value="11.671348" calcext:value-type="float">
            <text:p>11.671348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8.39679" calcext:value-type="float">
            <text:p>48.39679</text:p>
          </table:table-cell>
          <table:table-cell office:value-type="float" office:value="1.858073" calcext:value-type="float">
            <text:p>1.858073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.073002" calcext:value-type="float">
            <text:p>40.073002</text:p>
          </table:table-cell>
          <table:table-cell office:value-type="float" office:value="9.910166" calcext:value-type="float">
            <text:p>9.910166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6.794224" calcext:value-type="float">
            <text:p>36.794224</text:p>
          </table:table-cell>
          <table:table-cell office:value-type="float" office:value="2.574671" calcext:value-type="float">
            <text:p>2.574671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7.439728" calcext:value-type="float">
            <text:p>47.439728</text:p>
          </table:table-cell>
          <table:table-cell office:value-type="float" office:value="1.543558" calcext:value-type="float">
            <text:p>1.543558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9.163837" calcext:value-type="float">
            <text:p>49.163837</text:p>
          </table:table-cell>
          <table:table-cell office:value-type="float" office:value="10.221486" calcext:value-type="float">
            <text:p>10.221486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5.448883" calcext:value-type="float">
            <text:p>45.448883</text:p>
          </table:table-cell>
          <table:table-cell office:value-type="float" office:value="1.773507" calcext:value-type="float">
            <text:p>1.773507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3.931347" calcext:value-type="float">
            <text:p>43.931347</text:p>
          </table:table-cell>
          <table:table-cell office:value-type="float" office:value="3.632017" calcext:value-type="float">
            <text:p>3.632017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6.666645" calcext:value-type="float">
            <text:p>46.666645</text:p>
          </table:table-cell>
          <table:table-cell office:value-type="float" office:value="4.293323" calcext:value-type="float">
            <text:p>4.293323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5.934303" calcext:value-type="float">
            <text:p>45.934303</text:p>
          </table:table-cell>
          <table:table-cell office:value-type="float" office:value="2.461895" calcext:value-type="float">
            <text:p>2.461895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5.541504" calcext:value-type="float">
            <text:p>55.541504</text:p>
          </table:table-cell>
          <table:table-cell office:value-type="float" office:value="17.139212" calcext:value-type="float">
            <text:p>17.139212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6.399765" calcext:value-type="float">
            <text:p>46.399765</text:p>
          </table:table-cell>
          <table:table-cell office:value-type="float" office:value="0.667159" calcext:value-type="float">
            <text:p>0.667159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2.607998" calcext:value-type="float">
            <text:p>42.607998</text:p>
          </table:table-cell>
          <table:table-cell office:value-type="float" office:value="1.455792" calcext:value-type="float">
            <text:p>1.455792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2.253246" calcext:value-type="float">
            <text:p>52.253246</text:p>
          </table:table-cell>
          <table:table-cell office:value-type="float" office:value="1.086748" calcext:value-type="float">
            <text:p>1.086748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3.769691" calcext:value-type="float">
            <text:p>83.769691</text:p>
          </table:table-cell>
          <table:table-cell office:value-type="float" office:value="25.46192" calcext:value-type="float">
            <text:p>25.46192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5.389191" calcext:value-type="float">
            <text:p>55.389191</text:p>
          </table:table-cell>
          <table:table-cell office:value-type="float" office:value="1.749043" calcext:value-type="float">
            <text:p>1.749043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4.721493" calcext:value-type="float">
            <text:p>44.721493</text:p>
          </table:table-cell>
          <table:table-cell office:value-type="float" office:value="1.869217" calcext:value-type="float">
            <text:p>1.869217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4.952435" calcext:value-type="float">
            <text:p>44.952435</text:p>
          </table:table-cell>
          <table:table-cell office:value-type="float" office:value="19.055681" calcext:value-type="float">
            <text:p>19.055681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3.711113" calcext:value-type="float">
            <text:p>43.711113</text:p>
          </table:table-cell>
          <table:table-cell office:value-type="float" office:value="3.042295" calcext:value-type="float">
            <text:p>3.042295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5.609211" calcext:value-type="float">
            <text:p>45.609211</text:p>
          </table:table-cell>
          <table:table-cell office:value-type="float" office:value="9.736634" calcext:value-type="float">
            <text:p>9.736634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5.794544" calcext:value-type="float">
            <text:p>45.794544</text:p>
          </table:table-cell>
          <table:table-cell office:value-type="float" office:value="3.158225" calcext:value-type="float">
            <text:p>3.158225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2.100719" calcext:value-type="float">
            <text:p>62.100719</text:p>
          </table:table-cell>
          <table:table-cell office:value-type="float" office:value="4.330015" calcext:value-type="float">
            <text:p>4.330015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1.865486" calcext:value-type="float">
            <text:p>41.865486</text:p>
          </table:table-cell>
          <table:table-cell office:value-type="float" office:value="62.968731" calcext:value-type="float">
            <text:p>62.968731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9.692181" calcext:value-type="float">
            <text:p>39.692181</text:p>
          </table:table-cell>
          <table:table-cell office:value-type="float" office:value="0.665777" calcext:value-type="float">
            <text:p>0.665777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5.462349" calcext:value-type="float">
            <text:p>45.462349</text:p>
          </table:table-cell>
          <table:table-cell office:value-type="float" office:value="0.54571" calcext:value-type="float">
            <text:p>0.54571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5.248226" calcext:value-type="float">
            <text:p>45.248226</text:p>
          </table:table-cell>
          <table:table-cell office:value-type="float" office:value="1.416286" calcext:value-type="float">
            <text:p>1.416286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1.392445" calcext:value-type="float">
            <text:p>41.392445</text:p>
          </table:table-cell>
          <table:table-cell office:value-type="float" office:value="4.517005" calcext:value-type="float">
            <text:p>4.517005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2.649849" calcext:value-type="float">
            <text:p>42.649849</text:p>
          </table:table-cell>
          <table:table-cell office:value-type="float" office:value="0.85341" calcext:value-type="float">
            <text:p>0.85341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.149178" calcext:value-type="float">
            <text:p>50.149178</text:p>
          </table:table-cell>
          <table:table-cell office:value-type="float" office:value="1.694255" calcext:value-type="float">
            <text:p>1.694255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3.492889" calcext:value-type="float">
            <text:p>43.492889</text:p>
          </table:table-cell>
          <table:table-cell office:value-type="float" office:value="1.189004" calcext:value-type="float">
            <text:p>1.189004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0.450867" calcext:value-type="float">
            <text:p>40.450867</text:p>
          </table:table-cell>
          <table:table-cell office:value-type="float" office:value="2.736038" calcext:value-type="float">
            <text:p>2.736038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3.881756" calcext:value-type="float">
            <text:p>43.881756</text:p>
          </table:table-cell>
          <table:table-cell office:value-type="float" office:value="0.294861" calcext:value-type="float">
            <text:p>0.294861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2.112175" calcext:value-type="float">
            <text:p>42.112175</text:p>
          </table:table-cell>
          <table:table-cell office:value-type="float" office:value="1.329837" calcext:value-type="float">
            <text:p>1.329837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5.735596" calcext:value-type="float">
            <text:p>45.735596</text:p>
          </table:table-cell>
          <table:table-cell office:value-type="float" office:value="1.403674" calcext:value-type="float">
            <text:p>1.403674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9.02322" calcext:value-type="float">
            <text:p>49.02322</text:p>
          </table:table-cell>
          <table:table-cell office:value-type="float" office:value="2.360986" calcext:value-type="float">
            <text:p>2.360986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6.186096" calcext:value-type="float">
            <text:p>46.186096</text:p>
          </table:table-cell>
          <table:table-cell office:value-type="float" office:value="3.462992" calcext:value-type="float">
            <text:p>3.462992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7.519699" calcext:value-type="float">
            <text:p>37.519699</text:p>
          </table:table-cell>
          <table:table-cell office:value-type="float" office:value="1.55806" calcext:value-type="float">
            <text:p>1.55806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7.549667" calcext:value-type="float">
            <text:p>47.549667</text:p>
          </table:table-cell>
          <table:table-cell office:value-type="float" office:value="3.622742" calcext:value-type="float">
            <text:p>3.622742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4.042854" calcext:value-type="float">
            <text:p>54.042854</text:p>
          </table:table-cell>
          <table:table-cell office:value-type="float" office:value="1.208793" calcext:value-type="float">
            <text:p>1.208793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6.443836" calcext:value-type="float">
            <text:p>46.443836</text:p>
          </table:table-cell>
          <table:table-cell office:value-type="float" office:value="4.091385" calcext:value-type="float">
            <text:p>4.091385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9.74493" calcext:value-type="float">
            <text:p>39.74493</text:p>
          </table:table-cell>
          <table:table-cell office:value-type="float" office:value="0.98759" calcext:value-type="float">
            <text:p>0.98759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.657135" calcext:value-type="float">
            <text:p>50.657135</text:p>
          </table:table-cell>
          <table:table-cell office:value-type="float" office:value="8.264963" calcext:value-type="float">
            <text:p>8.264963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4.798286" calcext:value-type="float">
            <text:p>34.798286</text:p>
          </table:table-cell>
          <table:table-cell office:value-type="float" office:value="0.823775" calcext:value-type="float">
            <text:p>0.823775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2.006306" calcext:value-type="float">
            <text:p>42.006306</text:p>
          </table:table-cell>
          <table:table-cell office:value-type="float" office:value="3.656157" calcext:value-type="float">
            <text:p>3.656157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2.849953" calcext:value-type="float">
            <text:p>42.849953</text:p>
          </table:table-cell>
          <table:table-cell office:value-type="float" office:value="4.457043" calcext:value-type="float">
            <text:p>4.457043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3.367279" calcext:value-type="float">
            <text:p>43.367279</text:p>
          </table:table-cell>
          <table:table-cell office:value-type="float" office:value="3.848677" calcext:value-type="float">
            <text:p>3.848677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7.032486" calcext:value-type="float">
            <text:p>47.032486</text:p>
          </table:table-cell>
          <table:table-cell office:value-type="float" office:value="8.423403" calcext:value-type="float">
            <text:p>8.423403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7.164234" calcext:value-type="float">
            <text:p>47.164234</text:p>
          </table:table-cell>
          <table:table-cell office:value-type="float" office:value="3.87184" calcext:value-type="float">
            <text:p>3.87184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1.048409" calcext:value-type="float">
            <text:p>41.048409</text:p>
          </table:table-cell>
          <table:table-cell office:value-type="float" office:value="5.915458" calcext:value-type="float">
            <text:p>5.915458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4.706223" calcext:value-type="float">
            <text:p>44.706223</text:p>
          </table:table-cell>
          <table:table-cell office:value-type="float" office:value="2.022936" calcext:value-type="float">
            <text:p>2.022936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6.63446" calcext:value-type="float">
            <text:p>46.63446</text:p>
          </table:table-cell>
          <table:table-cell office:value-type="float" office:value="1.771991" calcext:value-type="float">
            <text:p>1.771991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4.770634" calcext:value-type="float">
            <text:p>44.770634</text:p>
          </table:table-cell>
          <table:table-cell office:value-type="float" office:value="1.068568" calcext:value-type="float">
            <text:p>1.068568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5.845982" calcext:value-type="float">
            <text:p>55.845982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4.672749" calcext:value-type="float">
            <text:p>44.672749</text:p>
          </table:table-cell>
          <table:table-cell office:value-type="float" office:value="5.928487" calcext:value-type="float">
            <text:p>5.928487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3.679558" calcext:value-type="float">
            <text:p>43.679558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3.243671" calcext:value-type="float">
            <text:p>43.243671</text:p>
          </table:table-cell>
          <table:table-cell office:value-type="float" office:value="5.159452" calcext:value-type="float">
            <text:p>5.159452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1.307331" calcext:value-type="float">
            <text:p>41.307331</text:p>
          </table:table-cell>
          <table:table-cell office:value-type="float" office:value="4.069212" calcext:value-type="float">
            <text:p>4.069212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4.880482" calcext:value-type="float">
            <text:p>44.880482</text:p>
          </table:table-cell>
          <table:table-cell office:value-type="float" office:value="11.129109" calcext:value-type="float">
            <text:p>11.129109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8.697727" calcext:value-type="float">
            <text:p>48.697727</text:p>
          </table:table-cell>
          <table:table-cell office:value-type="float" office:value="2.090187" calcext:value-type="float">
            <text:p>2.090187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3.212467" calcext:value-type="float">
            <text:p>43.212467</text:p>
          </table:table-cell>
          <table:table-cell office:value-type="float" office:value="2.852575" calcext:value-type="float">
            <text:p>2.852575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8.801281" calcext:value-type="float">
            <text:p>48.801281</text:p>
          </table:table-cell>
          <table:table-cell office:value-type="float" office:value="2.030643" calcext:value-type="float">
            <text:p>2.030643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.627129" calcext:value-type="float">
            <text:p>50.627129</text:p>
          </table:table-cell>
          <table:table-cell office:value-type="float" office:value="6.846376" calcext:value-type="float">
            <text:p>6.846376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4.106392" calcext:value-type="float">
            <text:p>44.106392</text:p>
          </table:table-cell>
          <table:table-cell office:value-type="float" office:value="1.069016" calcext:value-type="float">
            <text:p>1.069016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5.966862" calcext:value-type="float">
            <text:p>45.966862</text:p>
          </table:table-cell>
          <table:table-cell office:value-type="float" office:value="2.577268" calcext:value-type="float">
            <text:p>2.577268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7.936535" calcext:value-type="float">
            <text:p>47.936535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7.452671" calcext:value-type="float">
            <text:p>47.452671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2.86927" calcext:value-type="float">
            <text:p>42.86927</text:p>
          </table:table-cell>
          <table:table-cell office:value-type="float" office:value="58.226418" calcext:value-type="float">
            <text:p>58.226418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.002758" calcext:value-type="float">
            <text:p>50.002758</text:p>
          </table:table-cell>
          <table:table-cell office:value-type="float" office:value="98.839348" calcext:value-type="float">
            <text:p>98.839348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8.457409" calcext:value-type="float">
            <text:p>38.457409</text:p>
          </table:table-cell>
          <table:table-cell office:value-type="float" office:value="0.263862" calcext:value-type="float">
            <text:p>0.263862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8.201416" calcext:value-type="float">
            <text:p>48.201416</text:p>
          </table:table-cell>
          <table:table-cell office:value-type="float" office:value="4.035554" calcext:value-type="float">
            <text:p>4.035554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0.719635" calcext:value-type="float">
            <text:p>220.719635</text:p>
          </table:table-cell>
          <table:table-cell office:value-type="float" office:value="2.135469" calcext:value-type="float">
            <text:p>2.135469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7.385033" calcext:value-type="float">
            <text:p>47.385033</text:p>
          </table:table-cell>
          <table:table-cell office:value-type="float" office:value="0.080883" calcext:value-type="float">
            <text:p>0.080883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1.846603" calcext:value-type="float">
            <text:p>51.846603</text:p>
          </table:table-cell>
          <table:table-cell office:value-type="float" office:value="2.648638" calcext:value-type="float">
            <text:p>2.648638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7.336056" calcext:value-type="float">
            <text:p>47.336056</text:p>
          </table:table-cell>
          <table:table-cell office:value-type="float" office:value="6.205557" calcext:value-type="float">
            <text:p>6.205557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1.957104" calcext:value-type="float">
            <text:p>41.957104</text:p>
          </table:table-cell>
          <table:table-cell office:value-type="float" office:value="7.412194" calcext:value-type="float">
            <text:p>7.412194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7.582741" calcext:value-type="float">
            <text:p>47.582741</text:p>
          </table:table-cell>
          <table:table-cell office:value-type="float" office:value="1.352482" calcext:value-type="float">
            <text:p>1.352482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9.093937" calcext:value-type="float">
            <text:p>49.093937</text:p>
          </table:table-cell>
          <table:table-cell office:value-type="float" office:value="4.331549" calcext:value-type="float">
            <text:p>4.331549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6.547733" calcext:value-type="float">
            <text:p>46.547733</text:p>
          </table:table-cell>
          <table:table-cell office:value-type="float" office:value="4.60133" calcext:value-type="float">
            <text:p>4.60133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5.102444" calcext:value-type="float">
            <text:p>45.102444</text:p>
          </table:table-cell>
          <table:table-cell office:value-type="float" office:value="0.735661" calcext:value-type="float">
            <text:p>0.735661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5.274113" calcext:value-type="float">
            <text:p>45.274113</text:p>
          </table:table-cell>
          <table:table-cell office:value-type="float" office:value="0.082242" calcext:value-type="float">
            <text:p>0.082242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4.177917" calcext:value-type="float">
            <text:p>44.177917</text:p>
          </table:table-cell>
          <table:table-cell office:value-type="float" office:value="2.39647" calcext:value-type="float">
            <text:p>2.39647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1.338417" calcext:value-type="float">
            <text:p>51.338417</text:p>
          </table:table-cell>
          <table:table-cell office:value-type="float" office:value="0.406251" calcext:value-type="float">
            <text:p>0.406251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4.767426" calcext:value-type="float">
            <text:p>44.767426</text:p>
          </table:table-cell>
          <table:table-cell office:value-type="float" office:value="0.536552" calcext:value-type="float">
            <text:p>0.536552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3.170223" calcext:value-type="float">
            <text:p>53.170223</text:p>
          </table:table-cell>
          <table:table-cell office:value-type="float" office:value="1.902261" calcext:value-type="float">
            <text:p>1.902261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9.787029" calcext:value-type="float">
            <text:p>49.787029</text:p>
          </table:table-cell>
          <table:table-cell office:value-type="float" office:value="2.128775" calcext:value-type="float">
            <text:p>2.128775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1.606392" calcext:value-type="float">
            <text:p>51.606392</text:p>
          </table:table-cell>
          <table:table-cell office:value-type="float" office:value="4.201683" calcext:value-type="float">
            <text:p>4.201683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4.641338" calcext:value-type="float">
            <text:p>44.641338</text:p>
          </table:table-cell>
          <table:table-cell office:value-type="float" office:value="4.429223" calcext:value-type="float">
            <text:p>4.429223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7.149738" calcext:value-type="float">
            <text:p>47.149738</text:p>
          </table:table-cell>
          <table:table-cell office:value-type="float" office:value="3.585202" calcext:value-type="float">
            <text:p>3.585202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5.294319" calcext:value-type="float">
            <text:p>55.294319</text:p>
          </table:table-cell>
          <table:table-cell office:value-type="float" office:value="1.230973" calcext:value-type="float">
            <text:p>1.230973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4.809643" calcext:value-type="float">
            <text:p>44.809643</text:p>
          </table:table-cell>
          <table:table-cell office:value-type="float" office:value="1.282298" calcext:value-type="float">
            <text:p>1.282298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.899937" calcext:value-type="float">
            <text:p>50.899937</text:p>
          </table:table-cell>
          <table:table-cell office:value-type="float" office:value="1.762661" calcext:value-type="float">
            <text:p>1.762661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1.384018" calcext:value-type="float">
            <text:p>61.384018</text:p>
          </table:table-cell>
          <table:table-cell office:value-type="float" office:value="5.679728" calcext:value-type="float">
            <text:p>5.679728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9.28421" calcext:value-type="float">
            <text:p>49.28421</text:p>
          </table:table-cell>
          <table:table-cell office:value-type="float" office:value="5.954891" calcext:value-type="float">
            <text:p>5.954891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4.667038" calcext:value-type="float">
            <text:p>44.667038</text:p>
          </table:table-cell>
          <table:table-cell office:value-type="float" office:value="0.285028" calcext:value-type="float">
            <text:p>0.285028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2.030315" calcext:value-type="float">
            <text:p>42.030315</text:p>
          </table:table-cell>
          <table:table-cell office:value-type="float" office:value="3.769635" calcext:value-type="float">
            <text:p>3.769635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7.166981" calcext:value-type="float">
            <text:p>47.166981</text:p>
          </table:table-cell>
          <table:table-cell office:value-type="float" office:value="0.369976" calcext:value-type="float">
            <text:p>0.369976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1.634441" calcext:value-type="float">
            <text:p>51.634441</text:p>
          </table:table-cell>
          <table:table-cell office:value-type="float" office:value="1.616768" calcext:value-type="float">
            <text:p>1.616768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9.312943" calcext:value-type="float">
            <text:p>49.312943</text:p>
          </table:table-cell>
          <table:table-cell office:value-type="float" office:value="9.470958" calcext:value-type="float">
            <text:p>9.470958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1.47789" calcext:value-type="float">
            <text:p>41.47789</text:p>
          </table:table-cell>
          <table:table-cell office:value-type="float" office:value="2.087207" calcext:value-type="float">
            <text:p>2.087207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8.943066" calcext:value-type="float">
            <text:p>48.943066</text:p>
          </table:table-cell>
          <table:table-cell office:value-type="float" office:value="4.701954" calcext:value-type="float">
            <text:p>4.701954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.965782" calcext:value-type="float">
            <text:p>50.965782</text:p>
          </table:table-cell>
          <table:table-cell office:value-type="float" office:value="0.417826" calcext:value-type="float">
            <text:p>0.417826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8.280354" calcext:value-type="float">
            <text:p>48.280354</text:p>
          </table:table-cell>
          <table:table-cell office:value-type="float" office:value="1.546417" calcext:value-type="float">
            <text:p>1.546417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3.855019" calcext:value-type="float">
            <text:p>43.855019</text:p>
          </table:table-cell>
          <table:table-cell office:value-type="float" office:value="162.053391" calcext:value-type="float">
            <text:p>162.053391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1.085777" calcext:value-type="float">
            <text:p>51.085777</text:p>
          </table:table-cell>
          <table:table-cell office:value-type="float" office:value="2.472966" calcext:value-type="float">
            <text:p>2.472966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5.298161" calcext:value-type="float">
            <text:p>45.298161</text:p>
          </table:table-cell>
          <table:table-cell office:value-type="float" office:value="1.39318" calcext:value-type="float">
            <text:p>1.39318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3.654839" calcext:value-type="float">
            <text:p>53.654839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7.579224" calcext:value-type="float">
            <text:p>47.579224</text:p>
          </table:table-cell>
          <table:table-cell office:value-type="float" office:value="2.972153" calcext:value-type="float">
            <text:p>2.972153</text:p>
          </table:table-cell>
          <table:table-cell table:number-columns-repeated="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6.465042" calcext:value-type="float">
            <text:p>46.465042</text:p>
          </table:table-cell>
          <table:table-cell office:value-type="float" office:value="1.709258" calcext:value-type="float">
            <text:p>1.709258</text:p>
          </table:table-cell>
          <table:table-cell table:number-columns-repeated="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.948101" calcext:value-type="float">
            <text:p>48.948101</text:p>
          </table:table-cell>
          <table:table-cell office:value-type="float" office:value="1.375398" calcext:value-type="float">
            <text:p>1.375398</text:p>
          </table:table-cell>
          <table:table-cell table:number-columns-repeated="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1.342049" calcext:value-type="float">
            <text:p>51.342049</text:p>
          </table:table-cell>
          <table:table-cell office:value-type="float" office:value="1.950931" calcext:value-type="float">
            <text:p>1.950931</text:p>
          </table:table-cell>
          <table:table-cell table:number-columns-repeated="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7.342251" calcext:value-type="float">
            <text:p>47.342251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2.221706" calcext:value-type="float">
            <text:p>52.221706</text:p>
          </table:table-cell>
          <table:table-cell office:value-type="float" office:value="0.984911" calcext:value-type="float">
            <text:p>0.984911</text:p>
          </table:table-cell>
          <table:table-cell table:number-columns-repeated="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.950809" calcext:value-type="float">
            <text:p>48.950809</text:p>
          </table:table-cell>
          <table:table-cell office:value-type="float" office:value="0.953169" calcext:value-type="float">
            <text:p>0.953169</text:p>
          </table:table-cell>
          <table:table-cell table:number-columns-repeated="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5.132866" calcext:value-type="float">
            <text:p>45.132866</text:p>
          </table:table-cell>
          <table:table-cell office:value-type="float" office:value="1.563892" calcext:value-type="float">
            <text:p>1.563892</text:p>
          </table:table-cell>
          <table:table-cell table:number-columns-repeated="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5.541153" calcext:value-type="float">
            <text:p>45.541153</text:p>
          </table:table-cell>
          <table:table-cell office:value-type="float" office:value="2.444733" calcext:value-type="float">
            <text:p>2.444733</text:p>
          </table:table-cell>
          <table:table-cell table:number-columns-repeated="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.236946" calcext:value-type="float">
            <text:p>50.236946</text:p>
          </table:table-cell>
          <table:table-cell office:value-type="float" office:value="2.224754" calcext:value-type="float">
            <text:p>2.224754</text:p>
          </table:table-cell>
          <table:table-cell table:number-columns-repeated="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8.928177" calcext:value-type="float">
            <text:p>68.928177</text:p>
          </table:table-cell>
          <table:table-cell office:value-type="float" office:value="14.68994" calcext:value-type="float">
            <text:p>14.68994</text:p>
          </table:table-cell>
          <table:table-cell table:number-columns-repeated="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.596798" calcext:value-type="float">
            <text:p>48.596798</text:p>
          </table:table-cell>
          <table:table-cell office:value-type="float" office:value="2.677769" calcext:value-type="float">
            <text:p>2.677769</text:p>
          </table:table-cell>
          <table:table-cell table:number-columns-repeated="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5.477623" calcext:value-type="float">
            <text:p>45.477623</text:p>
          </table:table-cell>
          <table:table-cell office:value-type="float" office:value="3.692482" calcext:value-type="float">
            <text:p>3.692482</text:p>
          </table:table-cell>
          <table:table-cell table:number-columns-repeated="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9.429543" calcext:value-type="float">
            <text:p>49.429543</text:p>
          </table:table-cell>
          <table:table-cell office:value-type="float" office:value="0.331702" calcext:value-type="float">
            <text:p>0.331702</text:p>
          </table:table-cell>
          <table:table-cell table:number-columns-repeated="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.501553" calcext:value-type="float">
            <text:p>50.501553</text:p>
          </table:table-cell>
          <table:table-cell office:value-type="float" office:value="1.5964" calcext:value-type="float">
            <text:p>1.5964</text:p>
          </table:table-cell>
          <table:table-cell table:number-columns-repeated="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8.369656" calcext:value-type="float">
            <text:p>58.369656</text:p>
          </table:table-cell>
          <table:table-cell office:value-type="float" office:value="4.338572" calcext:value-type="float">
            <text:p>4.338572</text:p>
          </table:table-cell>
          <table:table-cell table:number-columns-repeated="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6.836578" calcext:value-type="float">
            <text:p>46.836578</text:p>
          </table:table-cell>
          <table:table-cell office:value-type="float" office:value="1.145498" calcext:value-type="float">
            <text:p>1.145498</text:p>
          </table:table-cell>
          <table:table-cell table:number-columns-repeated="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9.486176" calcext:value-type="float">
            <text:p>49.486176</text:p>
          </table:table-cell>
          <table:table-cell office:value-type="float" office:value="0.074071" calcext:value-type="float">
            <text:p>0.074071</text:p>
          </table:table-cell>
          <table:table-cell table:number-columns-repeated="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5.715065" calcext:value-type="float">
            <text:p>45.715065</text:p>
          </table:table-cell>
          <table:table-cell office:value-type="float" office:value="1.093445" calcext:value-type="float">
            <text:p>1.093445</text:p>
          </table:table-cell>
          <table:table-cell table:number-columns-repeated="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.490387" calcext:value-type="float">
            <text:p>48.490387</text:p>
          </table:table-cell>
          <table:table-cell office:value-type="float" office:value="3.281163" calcext:value-type="float">
            <text:p>3.281163</text:p>
          </table:table-cell>
          <table:table-cell table:number-columns-repeated="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4.459" calcext:value-type="float">
            <text:p>64.459</text:p>
          </table:table-cell>
          <table:table-cell office:value-type="float" office:value="1.440972" calcext:value-type="float">
            <text:p>1.440972</text:p>
          </table:table-cell>
          <table:table-cell table:number-columns-repeated="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5.146679" calcext:value-type="float">
            <text:p>45.146679</text:p>
          </table:table-cell>
          <table:table-cell office:value-type="float" office:value="7.451686" calcext:value-type="float">
            <text:p>7.451686</text:p>
          </table:table-cell>
          <table:table-cell table:number-columns-repeated="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5.489475" calcext:value-type="float">
            <text:p>45.489475</text:p>
          </table:table-cell>
          <table:table-cell office:value-type="float" office:value="6.345012" calcext:value-type="float">
            <text:p>6.345012</text:p>
          </table:table-cell>
          <table:table-cell table:number-columns-repeated="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7.205318" calcext:value-type="float">
            <text:p>47.205318</text:p>
          </table:table-cell>
          <table:table-cell office:value-type="float" office:value="4.289618" calcext:value-type="float">
            <text:p>4.289618</text:p>
          </table:table-cell>
          <table:table-cell table:number-columns-repeated="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7.600079" calcext:value-type="float">
            <text:p>47.600079</text:p>
          </table:table-cell>
          <table:table-cell office:value-type="float" office:value="1.421604" calcext:value-type="float">
            <text:p>1.421604</text:p>
          </table:table-cell>
          <table:table-cell table:number-columns-repeated="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1.474258" calcext:value-type="float">
            <text:p>51.474258</text:p>
          </table:table-cell>
          <table:table-cell office:value-type="float" office:value="18.160091" calcext:value-type="float">
            <text:p>18.160091</text:p>
          </table:table-cell>
          <table:table-cell table:number-columns-repeated="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4.443722" calcext:value-type="float">
            <text:p>54.443722</text:p>
          </table:table-cell>
          <table:table-cell office:value-type="float" office:value="3.402679" calcext:value-type="float">
            <text:p>3.402679</text:p>
          </table:table-cell>
          <table:table-cell table:number-columns-repeated="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60.855072" calcext:value-type="float">
            <text:p>360.855072</text:p>
          </table:table-cell>
          <table:table-cell office:value-type="float" office:value="0.423133" calcext:value-type="float">
            <text:p>0.423133</text:p>
          </table:table-cell>
          <table:table-cell table:number-columns-repeated="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0.027023" calcext:value-type="float">
            <text:p>60.027023</text:p>
          </table:table-cell>
          <table:table-cell office:value-type="float" office:value="2.534033" calcext:value-type="float">
            <text:p>2.534033</text:p>
          </table:table-cell>
          <table:table-cell table:number-columns-repeated="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4.749321" calcext:value-type="float">
            <text:p>44.749321</text:p>
          </table:table-cell>
          <table:table-cell office:value-type="float" office:value="0.771479" calcext:value-type="float">
            <text:p>0.771479</text:p>
          </table:table-cell>
          <table:table-cell table:number-columns-repeated="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0.44759" calcext:value-type="float">
            <text:p>60.44759</text:p>
          </table:table-cell>
          <table:table-cell office:value-type="float" office:value="5.963498" calcext:value-type="float">
            <text:p>5.963498</text:p>
          </table:table-cell>
          <table:table-cell table:number-columns-repeated="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6.853565" calcext:value-type="float">
            <text:p>46.853565</text:p>
          </table:table-cell>
          <table:table-cell office:value-type="float" office:value="7.848005" calcext:value-type="float">
            <text:p>7.848005</text:p>
          </table:table-cell>
          <table:table-cell table:number-columns-repeated="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5.613445" calcext:value-type="float">
            <text:p>45.613445</text:p>
          </table:table-cell>
          <table:table-cell office:value-type="float" office:value="0.504898" calcext:value-type="float">
            <text:p>0.504898</text:p>
          </table:table-cell>
          <table:table-cell table:number-columns-repeated="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4.037125" calcext:value-type="float">
            <text:p>44.037125</text:p>
          </table:table-cell>
          <table:table-cell office:value-type="float" office:value="0.719045" calcext:value-type="float">
            <text:p>0.719045</text:p>
          </table:table-cell>
          <table:table-cell table:number-columns-repeated="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7.609692" calcext:value-type="float">
            <text:p>47.609692</text:p>
          </table:table-cell>
          <table:table-cell office:value-type="float" office:value="6.861196" calcext:value-type="float">
            <text:p>6.861196</text:p>
          </table:table-cell>
          <table:table-cell table:number-columns-repeated="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1.775906" calcext:value-type="float">
            <text:p>61.775906</text:p>
          </table:table-cell>
          <table:table-cell office:value-type="float" office:value="50.875034" calcext:value-type="float">
            <text:p>50.875034</text:p>
          </table:table-cell>
          <table:table-cell table:number-columns-repeated="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6.532898" calcext:value-type="float">
            <text:p>66.532898</text:p>
          </table:table-cell>
          <table:table-cell office:value-type="float" office:value="2.098881" calcext:value-type="float">
            <text:p>2.098881</text:p>
          </table:table-cell>
          <table:table-cell table:number-columns-repeated="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6.43259" calcext:value-type="float">
            <text:p>46.43259</text:p>
          </table:table-cell>
          <table:table-cell office:value-type="float" office:value="13.254282" calcext:value-type="float">
            <text:p>13.254282</text:p>
          </table:table-cell>
          <table:table-cell table:number-columns-repeated="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5.392754" calcext:value-type="float">
            <text:p>45.392754</text:p>
          </table:table-cell>
          <table:table-cell office:value-type="float" office:value="1.552257" calcext:value-type="float">
            <text:p>1.552257</text:p>
          </table:table-cell>
          <table:table-cell table:number-columns-repeated="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.272614" calcext:value-type="float">
            <text:p>50.272614</text:p>
          </table:table-cell>
          <table:table-cell office:value-type="float" office:value="5.176763" calcext:value-type="float">
            <text:p>5.176763</text:p>
          </table:table-cell>
          <table:table-cell table:number-columns-repeated="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4.894608" calcext:value-type="float">
            <text:p>44.894608</text:p>
          </table:table-cell>
          <table:table-cell office:value-type="float" office:value="1.939686" calcext:value-type="float">
            <text:p>1.939686</text:p>
          </table:table-cell>
          <table:table-cell table:number-columns-repeated="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.785957" calcext:value-type="float">
            <text:p>50.785957</text:p>
          </table:table-cell>
          <table:table-cell office:value-type="float" office:value="2.681491" calcext:value-type="float">
            <text:p>2.681491</text:p>
          </table:table-cell>
          <table:table-cell table:number-columns-repeated="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3.313965" calcext:value-type="float">
            <text:p>53.313965</text:p>
          </table:table-cell>
          <table:table-cell office:value-type="float" office:value="2.343918" calcext:value-type="float">
            <text:p>2.343918</text:p>
          </table:table-cell>
          <table:table-cell table:number-columns-repeated="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1.449516" calcext:value-type="float">
            <text:p>61.449516</text:p>
          </table:table-cell>
          <table:table-cell office:value-type="float" office:value="1.291019" calcext:value-type="float">
            <text:p>1.291019</text:p>
          </table:table-cell>
          <table:table-cell table:number-columns-repeated="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7.658634" calcext:value-type="float">
            <text:p>47.658634</text:p>
          </table:table-cell>
          <table:table-cell office:value-type="float" office:value="0.226426" calcext:value-type="float">
            <text:p>0.226426</text:p>
          </table:table-cell>
          <table:table-cell table:number-columns-repeated="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8.20116" calcext:value-type="float">
            <text:p>58.20116</text:p>
          </table:table-cell>
          <table:table-cell office:value-type="float" office:value="172.751892" calcext:value-type="float">
            <text:p>172.751892</text:p>
          </table:table-cell>
          <table:table-cell table:number-columns-repeated="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4.518505" calcext:value-type="float">
            <text:p>54.518505</text:p>
          </table:table-cell>
          <table:table-cell office:value-type="float" office:value="3.448569" calcext:value-type="float">
            <text:p>3.448569</text:p>
          </table:table-cell>
          <table:table-cell table:number-columns-repeated="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2.666348" calcext:value-type="float">
            <text:p>52.666348</text:p>
          </table:table-cell>
          <table:table-cell office:value-type="float" office:value="1.993384" calcext:value-type="float">
            <text:p>1.993384</text:p>
          </table:table-cell>
          <table:table-cell table:number-columns-repeated="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4.833729" calcext:value-type="float">
            <text:p>44.833729</text:p>
          </table:table-cell>
          <table:table-cell office:value-type="float" office:value="1.88651" calcext:value-type="float">
            <text:p>1.88651</text:p>
          </table:table-cell>
          <table:table-cell table:number-columns-repeated="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7.938625" calcext:value-type="float">
            <text:p>47.938625</text:p>
          </table:table-cell>
          <table:table-cell office:value-type="float" office:value="4.239494" calcext:value-type="float">
            <text:p>4.239494</text:p>
          </table:table-cell>
          <table:table-cell table:number-columns-repeated="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9.708214" calcext:value-type="float">
            <text:p>49.708214</text:p>
          </table:table-cell>
          <table:table-cell office:value-type="float" office:value="0.61094" calcext:value-type="float">
            <text:p>0.61094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6.903046" calcext:value-type="float">
            <text:p>56.903046</text:p>
          </table:table-cell>
          <table:table-cell office:value-type="float" office:value="1.533745" calcext:value-type="float">
            <text:p>1.533745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8.007244" calcext:value-type="float">
            <text:p>48.007244</text:p>
          </table:table-cell>
          <table:table-cell office:value-type="float" office:value="3.535805" calcext:value-type="float">
            <text:p>3.535805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4.141403" calcext:value-type="float">
            <text:p>64.141403</text:p>
          </table:table-cell>
          <table:table-cell office:value-type="float" office:value="0.716657" calcext:value-type="float">
            <text:p>0.716657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4.802021" calcext:value-type="float">
            <text:p>44.802021</text:p>
          </table:table-cell>
          <table:table-cell office:value-type="float" office:value="2.65459" calcext:value-type="float">
            <text:p>2.65459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5.007816" calcext:value-type="float">
            <text:p>45.007816</text:p>
          </table:table-cell>
          <table:table-cell office:value-type="float" office:value="3.45016" calcext:value-type="float">
            <text:p>3.45016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.576984" calcext:value-type="float">
            <text:p>50.576984</text:p>
          </table:table-cell>
          <table:table-cell office:value-type="float" office:value="2.016248" calcext:value-type="float">
            <text:p>2.016248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1.341019" calcext:value-type="float">
            <text:p>61.341019</text:p>
          </table:table-cell>
          <table:table-cell office:value-type="float" office:value="4.743318" calcext:value-type="float">
            <text:p>4.743318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6.446487" calcext:value-type="float">
            <text:p>46.446487</text:p>
          </table:table-cell>
          <table:table-cell office:value-type="float" office:value="1.000022" calcext:value-type="float">
            <text:p>1.000022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8.090229" calcext:value-type="float">
            <text:p>48.090229</text:p>
          </table:table-cell>
          <table:table-cell office:value-type="float" office:value="1.429156" calcext:value-type="float">
            <text:p>1.429156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2.962643" calcext:value-type="float">
            <text:p>62.962643</text:p>
          </table:table-cell>
          <table:table-cell office:value-type="float" office:value="1.41819" calcext:value-type="float">
            <text:p>1.41819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6.883095" calcext:value-type="float">
            <text:p>46.883095</text:p>
          </table:table-cell>
          <table:table-cell office:value-type="float" office:value="2.072279" calcext:value-type="float">
            <text:p>2.072279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7.86084" calcext:value-type="float">
            <text:p>47.86084</text:p>
          </table:table-cell>
          <table:table-cell office:value-type="float" office:value="0.319351" calcext:value-type="float">
            <text:p>0.319351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6.547207" calcext:value-type="float">
            <text:p>46.547207</text:p>
          </table:table-cell>
          <table:table-cell office:value-type="float" office:value="2.762716" calcext:value-type="float">
            <text:p>2.762716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9.607708" calcext:value-type="float">
            <text:p>49.607708</text:p>
          </table:table-cell>
          <table:table-cell office:value-type="float" office:value="2.853832" calcext:value-type="float">
            <text:p>2.853832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5.360706" calcext:value-type="float">
            <text:p>45.360706</text:p>
          </table:table-cell>
          <table:table-cell office:value-type="float" office:value="2.527971" calcext:value-type="float">
            <text:p>2.527971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7.120964" calcext:value-type="float">
            <text:p>47.120964</text:p>
          </table:table-cell>
          <table:table-cell office:value-type="float" office:value="5.364239" calcext:value-type="float">
            <text:p>5.364239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3.666954" calcext:value-type="float">
            <text:p>53.666954</text:p>
          </table:table-cell>
          <table:table-cell office:value-type="float" office:value="3.110619" calcext:value-type="float">
            <text:p>3.110619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7.363804" calcext:value-type="float">
            <text:p>47.363804</text:p>
          </table:table-cell>
          <table:table-cell office:value-type="float" office:value="2.277881" calcext:value-type="float">
            <text:p>2.277881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9.488243" calcext:value-type="float">
            <text:p>49.488243</text:p>
          </table:table-cell>
          <table:table-cell office:value-type="float" office:value="3.014731" calcext:value-type="float">
            <text:p>3.014731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4.894993" calcext:value-type="float">
            <text:p>44.894993</text:p>
          </table:table-cell>
          <table:table-cell office:value-type="float" office:value="1.390471" calcext:value-type="float">
            <text:p>1.390471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6.862339" calcext:value-type="float">
            <text:p>46.862339</text:p>
          </table:table-cell>
          <table:table-cell office:value-type="float" office:value="0.935402" calcext:value-type="float">
            <text:p>0.935402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7.908089" calcext:value-type="float">
            <text:p>47.908089</text:p>
          </table:table-cell>
          <table:table-cell office:value-type="float" office:value="2.450208" calcext:value-type="float">
            <text:p>2.450208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6.450359" calcext:value-type="float">
            <text:p>46.450359</text:p>
          </table:table-cell>
          <table:table-cell office:value-type="float" office:value="9.211478" calcext:value-type="float">
            <text:p>9.211478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1.092075" calcext:value-type="float">
            <text:p>51.092075</text:p>
          </table:table-cell>
          <table:table-cell office:value-type="float" office:value="2.877668" calcext:value-type="float">
            <text:p>2.877668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2.979565" calcext:value-type="float">
            <text:p>62.979565</text:p>
          </table:table-cell>
          <table:table-cell office:value-type="float" office:value="5.92367" calcext:value-type="float">
            <text:p>5.92367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7.644363" calcext:value-type="float">
            <text:p>47.644363</text:p>
          </table:table-cell>
          <table:table-cell office:value-type="float" office:value="3.359883" calcext:value-type="float">
            <text:p>3.359883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8.387436" calcext:value-type="float">
            <text:p>48.387436</text:p>
          </table:table-cell>
          <table:table-cell office:value-type="float" office:value="0.831315" calcext:value-type="float">
            <text:p>0.831315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.385338" calcext:value-type="float">
            <text:p>50.385338</text:p>
          </table:table-cell>
          <table:table-cell office:value-type="float" office:value="0.620502" calcext:value-type="float">
            <text:p>0.620502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7.818707" calcext:value-type="float">
            <text:p>47.818707</text:p>
          </table:table-cell>
          <table:table-cell office:value-type="float" office:value="1.683612" calcext:value-type="float">
            <text:p>1.683612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2.561832" calcext:value-type="float">
            <text:p>62.561832</text:p>
          </table:table-cell>
          <table:table-cell office:value-type="float" office:value="3.008845" calcext:value-type="float">
            <text:p>3.008845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9.866684" calcext:value-type="float">
            <text:p>49.866684</text:p>
          </table:table-cell>
          <table:table-cell office:value-type="float" office:value="101.204582" calcext:value-type="float">
            <text:p>101.204582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9.468239" calcext:value-type="float">
            <text:p>49.468239</text:p>
          </table:table-cell>
          <table:table-cell office:value-type="float" office:value="2.573545" calcext:value-type="float">
            <text:p>2.573545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0.401688" calcext:value-type="float">
            <text:p>60.401688</text:p>
          </table:table-cell>
          <table:table-cell office:value-type="float" office:value="9.57575" calcext:value-type="float">
            <text:p>9.57575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4.926422" calcext:value-type="float">
            <text:p>54.926422</text:p>
          </table:table-cell>
          <table:table-cell office:value-type="float" office:value="2.693783" calcext:value-type="float">
            <text:p>2.693783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6.544266" calcext:value-type="float">
            <text:p>46.544266</text:p>
          </table:table-cell>
          <table:table-cell office:value-type="float" office:value="0.707242" calcext:value-type="float">
            <text:p>0.707242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3.861343" calcext:value-type="float">
            <text:p>53.861343</text:p>
          </table:table-cell>
          <table:table-cell office:value-type="float" office:value="1.786933" calcext:value-type="float">
            <text:p>1.786933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1.545815" calcext:value-type="float">
            <text:p>61.545815</text:p>
          </table:table-cell>
          <table:table-cell office:value-type="float" office:value="3.577863" calcext:value-type="float">
            <text:p>3.577863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5.501392" calcext:value-type="float">
            <text:p>45.501392</text:p>
          </table:table-cell>
          <table:table-cell office:value-type="float" office:value="4.189678" calcext:value-type="float">
            <text:p>4.189678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9.294342" calcext:value-type="float">
            <text:p>49.294342</text:p>
          </table:table-cell>
          <table:table-cell office:value-type="float" office:value="0.684355" calcext:value-type="float">
            <text:p>0.684355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1.216408" calcext:value-type="float">
            <text:p>51.216408</text:p>
          </table:table-cell>
          <table:table-cell office:value-type="float" office:value="1.239257" calcext:value-type="float">
            <text:p>1.239257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9.379486" calcext:value-type="float">
            <text:p>49.379486</text:p>
          </table:table-cell>
          <table:table-cell office:value-type="float" office:value="12.986341" calcext:value-type="float">
            <text:p>12.986341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8.52322" calcext:value-type="float">
            <text:p>48.52322</text:p>
          </table:table-cell>
          <table:table-cell office:value-type="float" office:value="4.118129" calcext:value-type="float">
            <text:p>4.118129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2.820938" calcext:value-type="float">
            <text:p>52.820938</text:p>
          </table:table-cell>
          <table:table-cell office:value-type="float" office:value="5.250285" calcext:value-type="float">
            <text:p>5.250285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.852871" calcext:value-type="float">
            <text:p>50.852871</text:p>
          </table:table-cell>
          <table:table-cell office:value-type="float" office:value="1.872703" calcext:value-type="float">
            <text:p>1.872703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7.179024" calcext:value-type="float">
            <text:p>47.179024</text:p>
          </table:table-cell>
          <table:table-cell office:value-type="float" office:value="312.028778" calcext:value-type="float">
            <text:p>312.028778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4.741795" calcext:value-type="float">
            <text:p>44.741795</text:p>
          </table:table-cell>
          <table:table-cell office:value-type="float" office:value="2.626619" calcext:value-type="float">
            <text:p>2.626619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4.692581" calcext:value-type="float">
            <text:p>44.692581</text:p>
          </table:table-cell>
          <table:table-cell office:value-type="float" office:value="3.752284" calcext:value-type="float">
            <text:p>3.752284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7.496521" calcext:value-type="float">
            <text:p>47.496521</text:p>
          </table:table-cell>
          <table:table-cell office:value-type="float" office:value="5.318388" calcext:value-type="float">
            <text:p>5.318388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9.363232" calcext:value-type="float">
            <text:p>49.363232</text:p>
          </table:table-cell>
          <table:table-cell office:value-type="float" office:value="2.67151" calcext:value-type="float">
            <text:p>2.67151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5.065536" calcext:value-type="float">
            <text:p>45.065536</text:p>
          </table:table-cell>
          <table:table-cell office:value-type="float" office:value="0.654157" calcext:value-type="float">
            <text:p>0.654157</text:p>
          </table:table-cell>
          <table:table-cell table:number-columns-repeated="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8.393944" calcext:value-type="float">
            <text:p>48.393944</text:p>
          </table:table-cell>
          <table:table-cell office:value-type="float" office:value="3.318342" calcext:value-type="float">
            <text:p>3.318342</text:p>
          </table:table-cell>
          <table:table-cell table:number-columns-repeated="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7.483868" calcext:value-type="float">
            <text:p>47.483868</text:p>
          </table:table-cell>
          <table:table-cell office:value-type="float" office:value="3.948058" calcext:value-type="float">
            <text:p>3.948058</text:p>
          </table:table-cell>
          <table:table-cell table:number-columns-repeated="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8.320137" calcext:value-type="float">
            <text:p>48.320137</text:p>
          </table:table-cell>
          <table:table-cell office:value-type="float" office:value="0.275589" calcext:value-type="float">
            <text:p>0.275589</text:p>
          </table:table-cell>
          <table:table-cell table:number-columns-repeated="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8.284359" calcext:value-type="float">
            <text:p>48.284359</text:p>
          </table:table-cell>
          <table:table-cell office:value-type="float" office:value="2.792039" calcext:value-type="float">
            <text:p>2.792039</text:p>
          </table:table-cell>
          <table:table-cell table:number-columns-repeated="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8.009827" calcext:value-type="float">
            <text:p>48.009827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9.26947" calcext:value-type="float">
            <text:p>49.26947</text:p>
          </table:table-cell>
          <table:table-cell office:value-type="float" office:value="6.755681" calcext:value-type="float">
            <text:p>6.755681</text:p>
          </table:table-cell>
          <table:table-cell table:number-columns-repeated="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9.256977" calcext:value-type="float">
            <text:p>49.256977</text:p>
          </table:table-cell>
          <table:table-cell office:value-type="float" office:value="1.518017" calcext:value-type="float">
            <text:p>1.518017</text:p>
          </table:table-cell>
          <table:table-cell table:number-columns-repeated="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8.995838" calcext:value-type="float">
            <text:p>48.995838</text:p>
          </table:table-cell>
          <table:table-cell office:value-type="float" office:value="0.218327" calcext:value-type="float">
            <text:p>0.218327</text:p>
          </table:table-cell>
          <table:table-cell table:number-columns-repeated="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8.766621" calcext:value-type="float">
            <text:p>48.766621</text:p>
          </table:table-cell>
          <table:table-cell office:value-type="float" office:value="2.729192" calcext:value-type="float">
            <text:p>2.729192</text:p>
          </table:table-cell>
          <table:table-cell table:number-columns-repeated="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8.460045" calcext:value-type="float">
            <text:p>48.460045</text:p>
          </table:table-cell>
          <table:table-cell office:value-type="float" office:value="2.127612" calcext:value-type="float">
            <text:p>2.127612</text:p>
          </table:table-cell>
          <table:table-cell table:number-columns-repeated="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9.355633" calcext:value-type="float">
            <text:p>49.355633</text:p>
          </table:table-cell>
          <table:table-cell office:value-type="float" office:value="12.901513" calcext:value-type="float">
            <text:p>12.901513</text:p>
          </table:table-cell>
          <table:table-cell table:number-columns-repeated="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7.765297" calcext:value-type="float">
            <text:p>47.765297</text:p>
          </table:table-cell>
          <table:table-cell office:value-type="float" office:value="6.441193" calcext:value-type="float">
            <text:p>6.441193</text:p>
          </table:table-cell>
          <table:table-cell table:number-columns-repeated="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8.377457" calcext:value-type="float">
            <text:p>48.377457</text:p>
          </table:table-cell>
          <table:table-cell office:value-type="float" office:value="1.75511" calcext:value-type="float">
            <text:p>1.75511</text:p>
          </table:table-cell>
          <table:table-cell table:number-columns-repeated="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9.044056" calcext:value-type="float">
            <text:p>49.044056</text:p>
          </table:table-cell>
          <table:table-cell office:value-type="float" office:value="1.566065" calcext:value-type="float">
            <text:p>1.566065</text:p>
          </table:table-cell>
          <table:table-cell table:number-columns-repeated="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7.793503" calcext:value-type="float">
            <text:p>47.793503</text:p>
          </table:table-cell>
          <table:table-cell office:value-type="float" office:value="3.239695" calcext:value-type="float">
            <text:p>3.239695</text:p>
          </table:table-cell>
          <table:table-cell table:number-columns-repeated="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9.00243" calcext:value-type="float">
            <text:p>49.00243</text:p>
          </table:table-cell>
          <table:table-cell office:value-type="float" office:value="2.152397" calcext:value-type="float">
            <text:p>2.152397</text:p>
          </table:table-cell>
          <table:table-cell table:number-columns-repeated="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7.708092" calcext:value-type="float">
            <text:p>47.708092</text:p>
          </table:table-cell>
          <table:table-cell office:value-type="float" office:value="3.295928" calcext:value-type="float">
            <text:p>3.295928</text:p>
          </table:table-cell>
          <table:table-cell table:number-columns-repeated="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8.027985" calcext:value-type="float">
            <text:p>48.027985</text:p>
          </table:table-cell>
          <table:table-cell office:value-type="float" office:value="2.481418" calcext:value-type="float">
            <text:p>2.481418</text:p>
          </table:table-cell>
          <table:table-cell table:number-columns-repeated="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1.245003" calcext:value-type="float">
            <text:p>51.245003</text:p>
          </table:table-cell>
          <table:table-cell office:value-type="float" office:value="0.757199" calcext:value-type="float">
            <text:p>0.757199</text:p>
          </table:table-cell>
          <table:table-cell table:number-columns-repeated="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1.769691" calcext:value-type="float">
            <text:p>61.769691</text:p>
          </table:table-cell>
          <table:table-cell office:value-type="float" office:value="4.366847" calcext:value-type="float">
            <text:p>4.366847</text:p>
          </table:table-cell>
          <table:table-cell table:number-columns-repeated="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7.623013" calcext:value-type="float">
            <text:p>47.623013</text:p>
          </table:table-cell>
          <table:table-cell office:value-type="float" office:value="13.049306" calcext:value-type="float">
            <text:p>13.049306</text:p>
          </table:table-cell>
          <table:table-cell table:number-columns-repeated="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7.055233" calcext:value-type="float">
            <text:p>47.055233</text:p>
          </table:table-cell>
          <table:table-cell office:value-type="float" office:value="4.822711" calcext:value-type="float">
            <text:p>4.822711</text:p>
          </table:table-cell>
          <table:table-cell table:number-columns-repeated="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.071217" calcext:value-type="float">
            <text:p>50.071217</text:p>
          </table:table-cell>
          <table:table-cell office:value-type="float" office:value="3.056046" calcext:value-type="float">
            <text:p>3.056046</text:p>
          </table:table-cell>
          <table:table-cell table:number-columns-repeated="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7.891758" calcext:value-type="float">
            <text:p>57.891758</text:p>
          </table:table-cell>
          <table:table-cell office:value-type="float" office:value="2.834173" calcext:value-type="float">
            <text:p>2.834173</text:p>
          </table:table-cell>
          <table:table-cell table:number-columns-repeated="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.765335" calcext:value-type="float">
            <text:p>50.765335</text:p>
          </table:table-cell>
          <table:table-cell office:value-type="float" office:value="32.242142" calcext:value-type="float">
            <text:p>32.242142</text:p>
          </table:table-cell>
          <table:table-cell table:number-columns-repeated="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9.162308" calcext:value-type="float">
            <text:p>49.162308</text:p>
          </table:table-cell>
          <table:table-cell office:value-type="float" office:value="2.632849" calcext:value-type="float">
            <text:p>2.632849</text:p>
          </table:table-cell>
          <table:table-cell table:number-columns-repeated="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1.084019" calcext:value-type="float">
            <text:p>51.084019</text:p>
          </table:table-cell>
          <table:table-cell office:value-type="float" office:value="0.51938" calcext:value-type="float">
            <text:p>0.51938</text:p>
          </table:table-cell>
          <table:table-cell table:number-columns-repeated="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9.833794" calcext:value-type="float">
            <text:p>49.833794</text:p>
          </table:table-cell>
          <table:table-cell office:value-type="float" office:value="4.686828" calcext:value-type="float">
            <text:p>4.686828</text:p>
          </table:table-cell>
          <table:table-cell table:number-columns-repeated="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2.061127" calcext:value-type="float">
            <text:p>52.061127</text:p>
          </table:table-cell>
          <table:table-cell office:value-type="float" office:value="2.931546" calcext:value-type="float">
            <text:p>2.931546</text:p>
          </table:table-cell>
          <table:table-cell table:number-columns-repeated="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8.700642" calcext:value-type="float">
            <text:p>48.700642</text:p>
          </table:table-cell>
          <table:table-cell office:value-type="float" office:value="9.291498" calcext:value-type="float">
            <text:p>9.291498</text:p>
          </table:table-cell>
          <table:table-cell table:number-columns-repeated="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8.007896" calcext:value-type="float">
            <text:p>48.007896</text:p>
          </table:table-cell>
          <table:table-cell office:value-type="float" office:value="5.277892" calcext:value-type="float">
            <text:p>5.277892</text:p>
          </table:table-cell>
          <table:table-cell table:number-columns-repeated="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8.558895" calcext:value-type="float">
            <text:p>48.558895</text:p>
          </table:table-cell>
          <table:table-cell office:value-type="float" office:value="0.561819" calcext:value-type="float">
            <text:p>0.561819</text:p>
          </table:table-cell>
          <table:table-cell table:number-columns-repeated="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8.82869" calcext:value-type="float">
            <text:p>48.82869</text:p>
          </table:table-cell>
          <table:table-cell office:value-type="float" office:value="0.202394" calcext:value-type="float">
            <text:p>0.202394</text:p>
          </table:table-cell>
          <table:table-cell table:number-columns-repeated="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1.760292" calcext:value-type="float">
            <text:p>51.760292</text:p>
          </table:table-cell>
          <table:table-cell office:value-type="float" office:value="11.225761" calcext:value-type="float">
            <text:p>11.225761</text:p>
          </table:table-cell>
          <table:table-cell table:number-columns-repeated="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8.892124" calcext:value-type="float">
            <text:p>48.892124</text:p>
          </table:table-cell>
          <table:table-cell office:value-type="float" office:value="1.530733" calcext:value-type="float">
            <text:p>1.530733</text:p>
          </table:table-cell>
          <table:table-cell table:number-columns-repeated="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8.447453" calcext:value-type="float">
            <text:p>48.447453</text:p>
          </table:table-cell>
          <table:table-cell office:value-type="float" office:value="40.292545" calcext:value-type="float">
            <text:p>40.292545</text:p>
          </table:table-cell>
          <table:table-cell table:number-columns-repeated="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8.978294" calcext:value-type="float">
            <text:p>48.978294</text:p>
          </table:table-cell>
          <table:table-cell office:value-type="float" office:value="4.393589" calcext:value-type="float">
            <text:p>4.393589</text:p>
          </table:table-cell>
          <table:table-cell table:number-columns-repeated="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4.333294" calcext:value-type="float">
            <text:p>54.333294</text:p>
          </table:table-cell>
          <table:table-cell office:value-type="float" office:value="19.151777" calcext:value-type="float">
            <text:p>19.151777</text:p>
          </table:table-cell>
          <table:table-cell table:number-columns-repeated="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6.972042" calcext:value-type="float">
            <text:p>46.972042</text:p>
          </table:table-cell>
          <table:table-cell office:value-type="float" office:value="11.097657" calcext:value-type="float">
            <text:p>11.097657</text:p>
          </table:table-cell>
          <table:table-cell table:number-columns-repeated="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.884018" calcext:value-type="float">
            <text:p>45.884018</text:p>
          </table:table-cell>
          <table:table-cell office:value-type="float" office:value="0.263717" calcext:value-type="float">
            <text:p>0.263717</text:p>
          </table:table-cell>
          <table:table-cell table:number-columns-repeated="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3.442799" calcext:value-type="float">
            <text:p>53.442799</text:p>
          </table:table-cell>
          <table:table-cell office:value-type="float" office:value="7.067492" calcext:value-type="float">
            <text:p>7.067492</text:p>
          </table:table-cell>
          <table:table-cell table:number-columns-repeated="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.107033" calcext:value-type="float">
            <text:p>50.107033</text:p>
          </table:table-cell>
          <table:table-cell office:value-type="float" office:value="5.626003" calcext:value-type="float">
            <text:p>5.626003</text:p>
          </table:table-cell>
          <table:table-cell table:number-columns-repeated="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8.620968" calcext:value-type="float">
            <text:p>48.620968</text:p>
          </table:table-cell>
          <table:table-cell office:value-type="float" office:value="1.818039" calcext:value-type="float">
            <text:p>1.818039</text:p>
          </table:table-cell>
          <table:table-cell table:number-columns-repeated="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9.249981" calcext:value-type="float">
            <text:p>49.249981</text:p>
          </table:table-cell>
          <table:table-cell office:value-type="float" office:value="2.058383" calcext:value-type="float">
            <text:p>2.058383</text:p>
          </table:table-cell>
          <table:table-cell table:number-columns-repeated="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3.868828" calcext:value-type="float">
            <text:p>53.868828</text:p>
          </table:table-cell>
          <table:table-cell office:value-type="float" office:value="0.027283" calcext:value-type="float">
            <text:p>0.027283</text:p>
          </table:table-cell>
          <table:table-cell table:number-columns-repeated="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7.136528" calcext:value-type="float">
            <text:p>47.136528</text:p>
          </table:table-cell>
          <table:table-cell office:value-type="float" office:value="1.226743" calcext:value-type="float">
            <text:p>1.226743</text:p>
          </table:table-cell>
          <table:table-cell table:number-columns-repeated="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8.556332" calcext:value-type="float">
            <text:p>48.556332</text:p>
          </table:table-cell>
          <table:table-cell office:value-type="float" office:value="0.047895" calcext:value-type="float">
            <text:p>0.047895</text:p>
          </table:table-cell>
          <table:table-cell table:number-columns-repeated="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4.113384" calcext:value-type="float">
            <text:p>54.113384</text:p>
          </table:table-cell>
          <table:table-cell office:value-type="float" office:value="3.772124" calcext:value-type="float">
            <text:p>3.772124</text:p>
          </table:table-cell>
          <table:table-cell table:number-columns-repeated="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2.234417" calcext:value-type="float">
            <text:p>52.234417</text:p>
          </table:table-cell>
          <table:table-cell office:value-type="float" office:value="1.53873" calcext:value-type="float">
            <text:p>1.53873</text:p>
          </table:table-cell>
          <table:table-cell table:number-columns-repeated="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6.71114" calcext:value-type="float">
            <text:p>46.71114</text:p>
          </table:table-cell>
          <table:table-cell office:value-type="float" office:value="2.020378" calcext:value-type="float">
            <text:p>2.020378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.859531" calcext:value-type="float">
            <text:p>50.859531</text:p>
          </table:table-cell>
          <table:table-cell office:value-type="float" office:value="3.820626" calcext:value-type="float">
            <text:p>3.820626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7.663826" calcext:value-type="float">
            <text:p>47.663826</text:p>
          </table:table-cell>
          <table:table-cell office:value-type="float" office:value="4.562375" calcext:value-type="float">
            <text:p>4.562375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8.253178" calcext:value-type="float">
            <text:p>48.253178</text:p>
          </table:table-cell>
          <table:table-cell office:value-type="float" office:value="2.436977" calcext:value-type="float">
            <text:p>2.436977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8.938087" calcext:value-type="float">
            <text:p>48.938087</text:p>
          </table:table-cell>
          <table:table-cell office:value-type="float" office:value="37.48584" calcext:value-type="float">
            <text:p>37.48584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1.124813" calcext:value-type="float">
            <text:p>51.124813</text:p>
          </table:table-cell>
          <table:table-cell office:value-type="float" office:value="1.725682" calcext:value-type="float">
            <text:p>1.725682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9.649918" calcext:value-type="float">
            <text:p>49.649918</text:p>
          </table:table-cell>
          <table:table-cell office:value-type="float" office:value="35.019909" calcext:value-type="float">
            <text:p>35.019909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8.964386" calcext:value-type="float">
            <text:p>48.964386</text:p>
          </table:table-cell>
          <table:table-cell office:value-type="float" office:value="11.17125" calcext:value-type="float">
            <text:p>11.17125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8.273144" calcext:value-type="float">
            <text:p>48.273144</text:p>
          </table:table-cell>
          <table:table-cell office:value-type="float" office:value="7.016871" calcext:value-type="float">
            <text:p>7.016871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9.736198" calcext:value-type="float">
            <text:p>49.736198</text:p>
          </table:table-cell>
          <table:table-cell office:value-type="float" office:value="3.379463" calcext:value-type="float">
            <text:p>3.379463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.194416" calcext:value-type="float">
            <text:p>50.194416</text:p>
          </table:table-cell>
          <table:table-cell office:value-type="float" office:value="1.797877" calcext:value-type="float">
            <text:p>1.797877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7.958916" calcext:value-type="float">
            <text:p>47.958916</text:p>
          </table:table-cell>
          <table:table-cell office:value-type="float" office:value="10.633877" calcext:value-type="float">
            <text:p>10.633877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1.629539" calcext:value-type="float">
            <text:p>51.629539</text:p>
          </table:table-cell>
          <table:table-cell office:value-type="float" office:value="2.296994" calcext:value-type="float">
            <text:p>2.296994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8.288219" calcext:value-type="float">
            <text:p>48.288219</text:p>
          </table:table-cell>
          <table:table-cell office:value-type="float" office:value="103.05423" calcext:value-type="float">
            <text:p>103.05423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5.878181" calcext:value-type="float">
            <text:p>75.878181</text:p>
          </table:table-cell>
          <table:table-cell office:value-type="float" office:value="4.712885" calcext:value-type="float">
            <text:p>4.712885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1.609833" calcext:value-type="float">
            <text:p>51.609833</text:p>
          </table:table-cell>
          <table:table-cell office:value-type="float" office:value="92.737404" calcext:value-type="float">
            <text:p>92.737404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9.007942" calcext:value-type="float">
            <text:p>49.007942</text:p>
          </table:table-cell>
          <table:table-cell office:value-type="float" office:value="2.605033" calcext:value-type="float">
            <text:p>2.605033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.919811" calcext:value-type="float">
            <text:p>50.919811</text:p>
          </table:table-cell>
          <table:table-cell office:value-type="float" office:value="0.376415" calcext:value-type="float">
            <text:p>0.376415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9.571392" calcext:value-type="float">
            <text:p>49.571392</text:p>
          </table:table-cell>
          <table:table-cell office:value-type="float" office:value="4.406015" calcext:value-type="float">
            <text:p>4.406015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2.113983" calcext:value-type="float">
            <text:p>52.113983</text:p>
          </table:table-cell>
          <table:table-cell office:value-type="float" office:value="1.183274" calcext:value-type="float">
            <text:p>1.183274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8.096161" calcext:value-type="float">
            <text:p>48.096161</text:p>
          </table:table-cell>
          <table:table-cell office:value-type="float" office:value="3.409411" calcext:value-type="float">
            <text:p>3.409411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7.282383" calcext:value-type="float">
            <text:p>47.282383</text:p>
          </table:table-cell>
          <table:table-cell office:value-type="float" office:value="9.456105" calcext:value-type="float">
            <text:p>9.456105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8.826637" calcext:value-type="float">
            <text:p>68.826637</text:p>
          </table:table-cell>
          <table:table-cell office:value-type="float" office:value="1.358651" calcext:value-type="float">
            <text:p>1.358651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.094746" calcext:value-type="float">
            <text:p>50.094746</text:p>
          </table:table-cell>
          <table:table-cell office:value-type="float" office:value="3.263318" calcext:value-type="float">
            <text:p>3.263318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8.907207" calcext:value-type="float">
            <text:p>48.907207</text:p>
          </table:table-cell>
          <table:table-cell office:value-type="float" office:value="0.804974" calcext:value-type="float">
            <text:p>0.804974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1.179131" calcext:value-type="float">
            <text:p>51.179131</text:p>
          </table:table-cell>
          <table:table-cell office:value-type="float" office:value="1.943122" calcext:value-type="float">
            <text:p>1.943122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8.994003" calcext:value-type="float">
            <text:p>48.994003</text:p>
          </table:table-cell>
          <table:table-cell office:value-type="float" office:value="1.593981" calcext:value-type="float">
            <text:p>1.593981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9.496029" calcext:value-type="float">
            <text:p>49.496029</text:p>
          </table:table-cell>
          <table:table-cell office:value-type="float" office:value="2.247042" calcext:value-type="float">
            <text:p>2.247042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1.302406" calcext:value-type="float">
            <text:p>51.302406</text:p>
          </table:table-cell>
          <table:table-cell office:value-type="float" office:value="1.54469" calcext:value-type="float">
            <text:p>1.54469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3.904652" calcext:value-type="float">
            <text:p>53.904652</text:p>
          </table:table-cell>
          <table:table-cell office:value-type="float" office:value="4.780061" calcext:value-type="float">
            <text:p>4.780061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1.136101" calcext:value-type="float">
            <text:p>51.136101</text:p>
          </table:table-cell>
          <table:table-cell office:value-type="float" office:value="3.535777" calcext:value-type="float">
            <text:p>3.535777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9.092739" calcext:value-type="float">
            <text:p>49.092739</text:p>
          </table:table-cell>
          <table:table-cell office:value-type="float" office:value="1.013074" calcext:value-type="float">
            <text:p>1.013074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9.375278" calcext:value-type="float">
            <text:p>49.375278</text:p>
          </table:table-cell>
          <table:table-cell office:value-type="float" office:value="6.014244" calcext:value-type="float">
            <text:p>6.014244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8.771782" calcext:value-type="float">
            <text:p>48.771782</text:p>
          </table:table-cell>
          <table:table-cell office:value-type="float" office:value="3.658938" calcext:value-type="float">
            <text:p>3.658938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.2337" calcext:value-type="float">
            <text:p>50.2337</text:p>
          </table:table-cell>
          <table:table-cell office:value-type="float" office:value="2.45268" calcext:value-type="float">
            <text:p>2.45268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9.466785" calcext:value-type="float">
            <text:p>49.466785</text:p>
          </table:table-cell>
          <table:table-cell office:value-type="float" office:value="2.862926" calcext:value-type="float">
            <text:p>2.862926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9.274323" calcext:value-type="float">
            <text:p>49.274323</text:p>
          </table:table-cell>
          <table:table-cell office:value-type="float" office:value="0.848112" calcext:value-type="float">
            <text:p>0.848112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9.282616" calcext:value-type="float">
            <text:p>49.282616</text:p>
          </table:table-cell>
          <table:table-cell office:value-type="float" office:value="3.074046" calcext:value-type="float">
            <text:p>3.074046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8.663437" calcext:value-type="float">
            <text:p>48.663437</text:p>
          </table:table-cell>
          <table:table-cell office:value-type="float" office:value="1.416732" calcext:value-type="float">
            <text:p>1.416732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8.888912" calcext:value-type="float">
            <text:p>48.888912</text:p>
          </table:table-cell>
          <table:table-cell office:value-type="float" office:value="862.593689" calcext:value-type="float">
            <text:p>862.593689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9.09655" calcext:value-type="float">
            <text:p>49.09655</text:p>
          </table:table-cell>
          <table:table-cell office:value-type="float" office:value="1.377072" calcext:value-type="float">
            <text:p>1.377072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8.141647" calcext:value-type="float">
            <text:p>48.141647</text:p>
          </table:table-cell>
          <table:table-cell office:value-type="float" office:value="4.246103" calcext:value-type="float">
            <text:p>4.246103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0.911186" calcext:value-type="float">
            <text:p>80.911186</text:p>
          </table:table-cell>
          <table:table-cell office:value-type="float" office:value="0.140946" calcext:value-type="float">
            <text:p>0.140946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9.819042" calcext:value-type="float">
            <text:p>49.819042</text:p>
          </table:table-cell>
          <table:table-cell office:value-type="float" office:value="2.471054" calcext:value-type="float">
            <text:p>2.471054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6.662376" calcext:value-type="float">
            <text:p>46.662376</text:p>
          </table:table-cell>
          <table:table-cell office:value-type="float" office:value="2.371999" calcext:value-type="float">
            <text:p>2.371999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1.672443" calcext:value-type="float">
            <text:p>51.672443</text:p>
          </table:table-cell>
          <table:table-cell office:value-type="float" office:value="1.07896" calcext:value-type="float">
            <text:p>1.07896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9.619652" calcext:value-type="float">
            <text:p>49.619652</text:p>
          </table:table-cell>
          <table:table-cell office:value-type="float" office:value="4.978015" calcext:value-type="float">
            <text:p>4.978015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3.896904" calcext:value-type="float">
            <text:p>53.896904</text:p>
          </table:table-cell>
          <table:table-cell office:value-type="float" office:value="1.689172" calcext:value-type="float">
            <text:p>1.689172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9.220348" calcext:value-type="float">
            <text:p>49.220348</text:p>
          </table:table-cell>
          <table:table-cell office:value-type="float" office:value="2.279313" calcext:value-type="float">
            <text:p>2.279313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6.925182" calcext:value-type="float">
            <text:p>46.925182</text:p>
          </table:table-cell>
          <table:table-cell office:value-type="float" office:value="4.790601" calcext:value-type="float">
            <text:p>4.790601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8.731182" calcext:value-type="float">
            <text:p>48.731182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7.759018" calcext:value-type="float">
            <text:p>47.759018</text:p>
          </table:table-cell>
          <table:table-cell office:value-type="float" office:value="35.312439" calcext:value-type="float">
            <text:p>35.312439</text:p>
          </table:table-cell>
          <table:table-cell table:number-columns-repeated="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9.536129" calcext:value-type="float">
            <text:p>49.536129</text:p>
          </table:table-cell>
          <table:table-cell office:value-type="float" office:value="3.767823" calcext:value-type="float">
            <text:p>3.767823</text:p>
          </table:table-cell>
          <table:table-cell table:number-columns-repeated="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2.539078" calcext:value-type="float">
            <text:p>52.539078</text:p>
          </table:table-cell>
          <table:table-cell office:value-type="float" office:value="1.615349" calcext:value-type="float">
            <text:p>1.615349</text:p>
          </table:table-cell>
          <table:table-cell table:number-columns-repeated="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9.710232" calcext:value-type="float">
            <text:p>49.710232</text:p>
          </table:table-cell>
          <table:table-cell office:value-type="float" office:value="5.644523" calcext:value-type="float">
            <text:p>5.644523</text:p>
          </table:table-cell>
          <table:table-cell table:number-columns-repeated="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8.056789" calcext:value-type="float">
            <text:p>48.056789</text:p>
          </table:table-cell>
          <table:table-cell office:value-type="float" office:value="0.75485" calcext:value-type="float">
            <text:p>0.75485</text:p>
          </table:table-cell>
          <table:table-cell table:number-columns-repeated="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.607761" calcext:value-type="float">
            <text:p>50.607761</text:p>
          </table:table-cell>
          <table:table-cell office:value-type="float" office:value="0.93083" calcext:value-type="float">
            <text:p>0.93083</text:p>
          </table:table-cell>
          <table:table-cell table:number-columns-repeated="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8.953537" calcext:value-type="float">
            <text:p>48.953537</text:p>
          </table:table-cell>
          <table:table-cell office:value-type="float" office:value="12.995681" calcext:value-type="float">
            <text:p>12.995681</text:p>
          </table:table-cell>
          <table:table-cell table:number-columns-repeated="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1.021721" calcext:value-type="float">
            <text:p>51.021721</text:p>
          </table:table-cell>
          <table:table-cell office:value-type="float" office:value="2.129142" calcext:value-type="float">
            <text:p>2.129142</text:p>
          </table:table-cell>
          <table:table-cell table:number-columns-repeated="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9.160629" calcext:value-type="float">
            <text:p>49.160629</text:p>
          </table:table-cell>
          <table:table-cell office:value-type="float" office:value="16.506382" calcext:value-type="float">
            <text:p>16.506382</text:p>
          </table:table-cell>
          <table:table-cell table:number-columns-repeated="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1.018879" calcext:value-type="float">
            <text:p>51.018879</text:p>
          </table:table-cell>
          <table:table-cell office:value-type="float" office:value="1.543964" calcext:value-type="float">
            <text:p>1.543964</text:p>
          </table:table-cell>
          <table:table-cell table:number-columns-repeated="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.743233" calcext:value-type="float">
            <text:p>50.743233</text:p>
          </table:table-cell>
          <table:table-cell office:value-type="float" office:value="0.111479" calcext:value-type="float">
            <text:p>0.111479</text:p>
          </table:table-cell>
          <table:table-cell table:number-columns-repeated="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2.891907" calcext:value-type="float">
            <text:p>52.891907</text:p>
          </table:table-cell>
          <table:table-cell office:value-type="float" office:value="3.406095" calcext:value-type="float">
            <text:p>3.406095</text:p>
          </table:table-cell>
          <table:table-cell table:number-columns-repeated="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9.481052" calcext:value-type="float">
            <text:p>49.481052</text:p>
          </table:table-cell>
          <table:table-cell office:value-type="float" office:value="1.237135" calcext:value-type="float">
            <text:p>1.237135</text:p>
          </table:table-cell>
          <table:table-cell table:number-columns-repeated="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6.935844" calcext:value-type="float">
            <text:p>46.935844</text:p>
          </table:table-cell>
          <table:table-cell office:value-type="float" office:value="29.621208" calcext:value-type="float">
            <text:p>29.621208</text:p>
          </table:table-cell>
          <table:table-cell table:number-columns-repeated="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2.288555" calcext:value-type="float">
            <text:p>52.288555</text:p>
          </table:table-cell>
          <table:table-cell office:value-type="float" office:value="8.639996" calcext:value-type="float">
            <text:p>8.639996</text:p>
          </table:table-cell>
          <table:table-cell table:number-columns-repeated="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.08596" calcext:value-type="float">
            <text:p>50.08596</text:p>
          </table:table-cell>
          <table:table-cell office:value-type="float" office:value="1.597646" calcext:value-type="float">
            <text:p>1.597646</text:p>
          </table:table-cell>
          <table:table-cell table:number-columns-repeated="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9.066242" calcext:value-type="float">
            <text:p>49.066242</text:p>
          </table:table-cell>
          <table:table-cell office:value-type="float" office:value="2.385108" calcext:value-type="float">
            <text:p>2.385108</text:p>
          </table:table-cell>
          <table:table-cell table:number-columns-repeated="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9.084076" calcext:value-type="float">
            <text:p>49.084076</text:p>
          </table:table-cell>
          <table:table-cell office:value-type="float" office:value="1.926487" calcext:value-type="float">
            <text:p>1.926487</text:p>
          </table:table-cell>
          <table:table-cell table:number-columns-repeated="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9.122749" calcext:value-type="float">
            <text:p>49.122749</text:p>
          </table:table-cell>
          <table:table-cell office:value-type="float" office:value="1.950411" calcext:value-type="float">
            <text:p>1.950411</text:p>
          </table:table-cell>
          <table:table-cell table:number-columns-repeated="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9.067043" calcext:value-type="float">
            <text:p>49.067043</text:p>
          </table:table-cell>
          <table:table-cell office:value-type="float" office:value="1.478216" calcext:value-type="float">
            <text:p>1.478216</text:p>
          </table:table-cell>
          <table:table-cell table:number-columns-repeated="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9.775425" calcext:value-type="float">
            <text:p>49.775425</text:p>
          </table:table-cell>
          <table:table-cell office:value-type="float" office:value="2.582655" calcext:value-type="float">
            <text:p>2.582655</text:p>
          </table:table-cell>
          <table:table-cell table:number-columns-repeated="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1.06226" calcext:value-type="float">
            <text:p>51.06226</text:p>
          </table:table-cell>
          <table:table-cell office:value-type="float" office:value="13.587265" calcext:value-type="float">
            <text:p>13.587265</text:p>
          </table:table-cell>
          <table:table-cell table:number-columns-repeated="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9.475075" calcext:value-type="float">
            <text:p>49.475075</text:p>
          </table:table-cell>
          <table:table-cell office:value-type="float" office:value="1.758713" calcext:value-type="float">
            <text:p>1.758713</text:p>
          </table:table-cell>
          <table:table-cell table:number-columns-repeated="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3.597103" calcext:value-type="float">
            <text:p>53.597103</text:p>
          </table:table-cell>
          <table:table-cell office:value-type="float" office:value="4.728218" calcext:value-type="float">
            <text:p>4.728218</text:p>
          </table:table-cell>
          <table:table-cell table:number-columns-repeated="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.527821" calcext:value-type="float">
            <text:p>50.527821</text:p>
          </table:table-cell>
          <table:table-cell office:value-type="float" office:value="1.161229" calcext:value-type="float">
            <text:p>1.161229</text:p>
          </table:table-cell>
          <table:table-cell table:number-columns-repeated="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5.163269" calcext:value-type="float">
            <text:p>55.163269</text:p>
          </table:table-cell>
          <table:table-cell office:value-type="float" office:value="230.268661" calcext:value-type="float">
            <text:p>230.268661</text:p>
          </table:table-cell>
          <table:table-cell table:number-columns-repeated="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7.794056" calcext:value-type="float">
            <text:p>47.794056</text:p>
          </table:table-cell>
          <table:table-cell office:value-type="float" office:value="5.922202" calcext:value-type="float">
            <text:p>5.922202</text:p>
          </table:table-cell>
          <table:table-cell table:number-columns-repeated="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8.880154" calcext:value-type="float">
            <text:p>48.880154</text:p>
          </table:table-cell>
          <table:table-cell office:value-type="float" office:value="5.022607" calcext:value-type="float">
            <text:p>5.022607</text:p>
          </table:table-cell>
          <table:table-cell table:number-columns-repeated="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9.477085" calcext:value-type="float">
            <text:p>49.477085</text:p>
          </table:table-cell>
          <table:table-cell office:value-type="float" office:value="5.151295" calcext:value-type="float">
            <text:p>5.151295</text:p>
          </table:table-cell>
          <table:table-cell table:number-columns-repeated="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.764393" calcext:value-type="float">
            <text:p>50.764393</text:p>
          </table:table-cell>
          <table:table-cell office:value-type="float" office:value="1.810816" calcext:value-type="float">
            <text:p>1.810816</text:p>
          </table:table-cell>
          <table:table-cell table:number-columns-repeated="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.253849" calcext:value-type="float">
            <text:p>50.253849</text:p>
          </table:table-cell>
          <table:table-cell office:value-type="float" office:value="4.290563" calcext:value-type="float">
            <text:p>4.290563</text:p>
          </table:table-cell>
          <table:table-cell table:number-columns-repeated="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.597153" calcext:value-type="float">
            <text:p>50.597153</text:p>
          </table:table-cell>
          <table:table-cell office:value-type="float" office:value="2.389416" calcext:value-type="float">
            <text:p>2.389416</text:p>
          </table:table-cell>
          <table:table-cell table:number-columns-repeated="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8.665077" calcext:value-type="float">
            <text:p>48.665077</text:p>
          </table:table-cell>
          <table:table-cell office:value-type="float" office:value="1.040164" calcext:value-type="float">
            <text:p>1.040164</text:p>
          </table:table-cell>
          <table:table-cell table:number-columns-repeated="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9.096828" calcext:value-type="float">
            <text:p>49.096828</text:p>
          </table:table-cell>
          <table:table-cell office:value-type="float" office:value="1.361493" calcext:value-type="float">
            <text:p>1.361493</text:p>
          </table:table-cell>
          <table:table-cell table:number-columns-repeated="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1.03334" calcext:value-type="float">
            <text:p>51.03334</text:p>
          </table:table-cell>
          <table:table-cell office:value-type="float" office:value="0.80653" calcext:value-type="float">
            <text:p>0.80653</text:p>
          </table:table-cell>
          <table:table-cell table:number-columns-repeated="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1.814571" calcext:value-type="float">
            <text:p>51.814571</text:p>
          </table:table-cell>
          <table:table-cell office:value-type="float" office:value="340.466858" calcext:value-type="float">
            <text:p>340.466858</text:p>
          </table:table-cell>
          <table:table-cell table:number-columns-repeated="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9.25848" calcext:value-type="float">
            <text:p>49.25848</text:p>
          </table:table-cell>
          <table:table-cell office:value-type="float" office:value="0.938506" calcext:value-type="float">
            <text:p>0.938506</text:p>
          </table:table-cell>
          <table:table-cell table:number-columns-repeated="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9.806484" calcext:value-type="float">
            <text:p>49.806484</text:p>
          </table:table-cell>
          <table:table-cell office:value-type="float" office:value="3.794237" calcext:value-type="float">
            <text:p>3.794237</text:p>
          </table:table-cell>
          <table:table-cell table:number-columns-repeated="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9.450172" calcext:value-type="float">
            <text:p>49.450172</text:p>
          </table:table-cell>
          <table:table-cell office:value-type="float" office:value="3.104518" calcext:value-type="float">
            <text:p>3.104518</text:p>
          </table:table-cell>
          <table:table-cell table:number-columns-repeated="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.920895" calcext:value-type="float">
            <text:p>50.920895</text:p>
          </table:table-cell>
          <table:table-cell office:value-type="float" office:value="0.284913" calcext:value-type="float">
            <text:p>0.284913</text:p>
          </table:table-cell>
          <table:table-cell table:number-columns-repeated="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9.271187" calcext:value-type="float">
            <text:p>49.271187</text:p>
          </table:table-cell>
          <table:table-cell office:value-type="float" office:value="1.981835" calcext:value-type="float">
            <text:p>1.981835</text:p>
          </table:table-cell>
          <table:table-cell table:number-columns-repeated="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9.050159" calcext:value-type="float">
            <text:p>49.050159</text:p>
          </table:table-cell>
          <table:table-cell office:value-type="float" office:value="0.277832" calcext:value-type="float">
            <text:p>0.277832</text:p>
          </table:table-cell>
          <table:table-cell table:number-columns-repeated="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9.094814" calcext:value-type="float">
            <text:p>49.094814</text:p>
          </table:table-cell>
          <table:table-cell office:value-type="float" office:value="8.61972" calcext:value-type="float">
            <text:p>8.61972</text:p>
          </table:table-cell>
          <table:table-cell table:number-columns-repeated="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.584648" calcext:value-type="float">
            <text:p>50.584648</text:p>
          </table:table-cell>
          <table:table-cell office:value-type="float" office:value="0.300761" calcext:value-type="float">
            <text:p>0.300761</text:p>
          </table:table-cell>
          <table:table-cell table:number-columns-repeated="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9.335163" calcext:value-type="float">
            <text:p>49.335163</text:p>
          </table:table-cell>
          <table:table-cell office:value-type="float" office:value="6.407868" calcext:value-type="float">
            <text:p>6.407868</text:p>
          </table:table-cell>
          <table:table-cell table:number-columns-repeated="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9.708557" calcext:value-type="float">
            <text:p>49.708557</text:p>
          </table:table-cell>
          <table:table-cell office:value-type="float" office:value="0.147231" calcext:value-type="float">
            <text:p>0.147231</text:p>
          </table:table-cell>
          <table:table-cell table:number-columns-repeated="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9.504967" calcext:value-type="float">
            <text:p>49.504967</text:p>
          </table:table-cell>
          <table:table-cell office:value-type="float" office:value="0.785952" calcext:value-type="float">
            <text:p>0.785952</text:p>
          </table:table-cell>
          <table:table-cell table:number-columns-repeated="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9.39402" calcext:value-type="float">
            <text:p>49.39402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9.021214" calcext:value-type="float">
            <text:p>49.021214</text:p>
          </table:table-cell>
          <table:table-cell office:value-type="float" office:value="1.318115" calcext:value-type="float">
            <text:p>1.318115</text:p>
          </table:table-cell>
          <table:table-cell table:number-columns-repeated="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9.301193" calcext:value-type="float">
            <text:p>49.301193</text:p>
          </table:table-cell>
          <table:table-cell office:value-type="float" office:value="3.882207" calcext:value-type="float">
            <text:p>3.882207</text:p>
          </table:table-cell>
          <table:table-cell table:number-columns-repeated="15"/>
        </table:table-row>
      </table:table>
      <table:named-expressions/>
      <table:database-ranges>
        <table:database-range table:name="__Anonymous_DB__1" table:target-range-address="1_li_ta.I1:1_li_ta.I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1">00/00/0000</text:date>, <text:time style:data-style-name="N2" text:time-value="18:11:40.7627223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31T18:18:42.533349126</dc:date>
    <meta:editing-duration>PT17M32S</meta:editing-duration>
    <meta:editing-cycles>3</meta:editing-cycles>
    <meta:generator>LibreOffice/5.1.6.2$Linux_X86_64 LibreOffice_project/10m0$Build-2</meta:generator>
    <meta:document-statistic meta:table-count="1" meta:cell-count="1463" meta:object-count="0"/>
  </office:meta>
</office:document-meta>
</file>